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xmlns:formx="urn:openoffice:names:experimental:ooxml-odf-interop:xmlns:form:1.0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1.58cm"/>
    </style:style>
    <style:style style:name="co6" style:family="table-column">
      <style:table-column-properties fo:break-before="auto" style:column-width="2.1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cm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cm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cm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cm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cm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cm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cm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cm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cm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cm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cm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cm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cm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</office:automatic-styles>
  <office:body>
    <office:spreadsheet>
      <table:table table:name="TestPlan for Jbos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4" table:default-cell-style-name="Default"/>
        <table:table-column table:style-name="co6" table:default-cell-style-name="ce16"/>
        <table:table-column table:style-name="co6" table:number-columns-repeated="10" table:default-cell-style-name="Default"/>
        <table:table-column table:style-name="co5" table:number-columns-repeated="47" table:default-cell-style-name="ce16"/>
        <table:table-row table:style-name="ro2">
          <table:table-cell table:number-columns-repeated="2"/>
          <table:table-cell table:style-name="ce9" office:value-type="string">
            <text:p>Total High</text:p>
          </table:table-cell>
          <table:table-cell office:value-type="string">
            <text:p>=SUMIF(C5:C883;"High";D5:D883)</text:p>
          </table:table-cell>
          <table:table-cell table:style-name="Default" office:value-type="string">
            <text:p>=SUMPRODUCT((C5:C883="High")*(E5:E883="x")*D5:D883)</text:p>
          </table:table-cell>
          <table:table-cell office:value-type="string">
            <text:p>=SUMPRODUCT((C5:C883="High")*(F5:F883="x")*D5:D883)</text:p>
          </table:table-cell>
          <table:table-cell office:value-type="string">
            <text:p>=SUMPRODUCT((C5:C883="High")*(G5:G883="x")*D5:D883)</text:p>
          </table:table-cell>
          <table:table-cell office:value-type="string">
            <text:p>=SUMPRODUCT((C5:C883="High")*(H5:H883="x")*D5:D883)</text:p>
          </table:table-cell>
          <table:table-cell office:value-type="string">
            <text:p>=SUMPRODUCT((C5:C883="High")*(I5:I883="x")*D5:D883)</text:p>
          </table:table-cell>
          <table:table-cell table:number-columns-repeated="6"/>
          <table:table-cell table:style-name="ce25" table:number-columns-repeated="47"/>
        </table:table-row>
        <table:table-row table:style-name="ro2">
          <table:table-cell table:number-columns-repeated="2"/>
          <table:table-cell table:style-name="ce5" office:value-type="string">
            <text:p>Total Medium</text:p>
          </table:table-cell>
          <table:table-cell office:value-type="string">
            <text:p>=SUMIF(C5:C883;"Medium";D5:D883)</text:p>
          </table:table-cell>
          <table:table-cell table:style-name="Default" office:value-type="string">
            <text:p>=SUMPRODUCT((C5:C883="Medium")*(E5:E883="x")*D5:D883)</text:p>
          </table:table-cell>
          <table:table-cell office:value-type="string">
            <text:p>=SUMPRODUCT((C5:C883="Medium")*(F5:F883="x")*D5:D883)</text:p>
          </table:table-cell>
          <table:table-cell office:value-type="string">
            <text:p>=SUMPRODUCT((C5:C883="Medium")*(G5:G883="x")*D5:D883)</text:p>
          </table:table-cell>
          <table:table-cell office:value-type="string">
            <text:p>=SUMPRODUCT((C5:C883="Medium")*(H5:H883="x")*D5:D883)</text:p>
          </table:table-cell>
          <table:table-cell office:value-type="string">
            <text:p>=SUMPRODUCT((C5:C883="Medium")*(I5:I883="x")*D5:D883)</text:p>
          </table:table-cell>
          <table:table-cell table:number-columns-repeated="6"/>
          <table:table-cell table:style-name="ce25" table:number-columns-repeated="47"/>
        </table:table-row>
        <table:table-row table:style-name="ro2">
          <table:table-cell table:number-columns-repeated="2"/>
          <table:table-cell table:style-name="ce13" office:value-type="string">
            <text:p>Total Low</text:p>
          </table:table-cell>
          <table:table-cell office:value-type="string">
            <text:p>=SUMIF(C5:C883;"Low";D5:D883)</text:p>
          </table:table-cell>
          <table:table-cell table:style-name="Default" office:value-type="string">
            <text:p>=SUMPRODUCT((C5:C883="Low")*(E5:E883="x")*D5:D883)</text:p>
          </table:table-cell>
          <table:table-cell office:value-type="string">
            <text:p>=SUMPRODUCT((C5:C883="Low")*(F5:F883="x")*D5:D883)</text:p>
          </table:table-cell>
          <table:table-cell office:value-type="string">
            <text:p>=SUMPRODUCT((C5:C883="Low")*(G5:G883="x")*D5:D883)</text:p>
          </table:table-cell>
          <table:table-cell office:value-type="string">
            <text:p>=SUMPRODUCT((C5:C883="Low")*(H5:H883="x")*D5:D883)</text:p>
          </table:table-cell>
          <table:table-cell office:value-type="string">
            <text:p>=SUMPRODUCT((C5:C883="Low")*(I5:I883="x")*D5:D883)</text:p>
          </table:table-cell>
          <table:table-cell table:number-columns-repeated="6"/>
          <table:table-cell table:style-name="ce25" table:number-columns-repeated="47"/>
        </table:table-row>
        <table:table-row table:style-name="ro2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h.ly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hai.nguyen</text:p>
          </table:table-cell>
          <table:table-cell table:style-name="ce24" office:value-type="string">
            <text:p>maamoun.soltani</text:p>
          </table:table-cell>
          <table:table-cell table:style-name="ce24" office:value-type="string">
            <text:p>Path</text:p>
          </table:table-cell>
          <table:table-cell table:style-name="ce24" table:number-columns-repeated="3"/>
          <table:table-cell table:style-name="ce25" table:number-columns-repeated="49"/>
        </table:table-row>
        <table:table-row table:style-name="ro3">
          <table:table-cell table:style-name="ce16" office:value-type="string">
            <text:p>SMOKE_PLF_INT_01</text:p>
          </table:table-cell>
          <table:table-cell table:style-name="ce16" office:value-type="string">
            <text:p>SmokeTest - Home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Hom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MOKE_PLF_INT_01</text:p>
          </table:table-cell>
          <table:table-cell table:style-name="ce16" office:value-type="string">
            <text:p>SmokeTest - Home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Hom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MOKE_PLF_INT_01</text:p>
          </table:table-cell>
          <table:table-cell table:style-name="ce16" office:value-type="string">
            <text:p>SmokeTest - Home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Hom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Smoke/Integration/Spac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Smoke/Integration/Spac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Smoke/Integration/Spac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SMOKE_PLF_INT_03</text:p>
          </table:table-cell>
          <table:table-cell table:style-name="ce16" office:value-type="string">
            <text:p>SmokeTest - Calendar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Calenda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MOKE_PLF_INT_03</text:p>
          </table:table-cell>
          <table:table-cell table:style-name="ce16" office:value-type="string">
            <text:p>SmokeTest - Calend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Calenda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MOKE_PLF_INT_03</text:p>
          </table:table-cell>
          <table:table-cell table:style-name="ce16" office:value-type="string">
            <text:p>SmokeTest - Calend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Calenda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SMOKE_PLF_INT_04</text:p>
          </table:table-cell>
          <table:table-cell office:value-type="string">
            <text:p>SmokeTest - Wiki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Smoke/Integration/Wiki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MOKE_PLF_INT_04</text:p>
          </table:table-cell>
          <table:table-cell office:value-type="string">
            <text:p>SmokeTest - Wiki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Smoke/Integration/Wiki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MOKE_PLF_INT_04</text:p>
          </table:table-cell>
          <table:table-cell office:value-type="string">
            <text:p>SmokeTest - Wiki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Smoke/Integration/Wiki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SMOKE_PLF_INT_05</text:p>
          </table:table-cell>
          <table:table-cell table:style-name="ce16" office:value-type="string">
            <text:p>SmokeTest - Sites Explorer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Sites Explore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MOKE_PLF_INT_05</text:p>
          </table:table-cell>
          <table:table-cell table:style-name="ce16" office:value-type="string">
            <text:p>SmokeTest - Sites Explor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Sites Explore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MOKE_PLF_INT_05</text:p>
          </table:table-cell>
          <table:table-cell table:style-name="ce16" office:value-type="string">
            <text:p>SmokeTest - Sites Explor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Sites Explore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SMOKE_PLF_INT_06</text:p>
          </table:table-cell>
          <table:table-cell office:value-type="string">
            <text:p>SmokeTest - Forum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Smoke/Integration/Forum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MOKE_PLF_INT_06</text:p>
          </table:table-cell>
          <table:table-cell office:value-type="string">
            <text:p>SmokeTest - Foru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Smoke/Integration/Forum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MOKE_PLF_INT_06</text:p>
          </table:table-cell>
          <table:table-cell office:value-type="string">
            <text:p>SmokeTest - Foru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Smoke/Integration/Forum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SMOKE_PLF_INT_07</text:p>
          </table:table-cell>
          <table:table-cell table:style-name="ce16" office:value-type="string">
            <text:p>SmokeTest - Space setting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Application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MOKE_PLF_INT_07</text:p>
          </table:table-cell>
          <table:table-cell table:style-name="ce16" office:value-type="string">
            <text:p>SmokeTest - Space sett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Application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MOKE_PLF_INT_07</text:p>
          </table:table-cell>
          <table:table-cell table:style-name="ce16" office:value-type="string">
            <text:p>SmokeTest - Space set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Application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SMOKE_PLF_INT_08</text:p>
          </table:table-cell>
          <table:table-cell office:value-type="string">
            <text:p>SmokeTest - ID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Smoke/Integration/ID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MOKE_PLF_INT_08</text:p>
          </table:table-cell>
          <table:table-cell office:value-type="string">
            <text:p>SmokeTest - I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Smoke/Integration/ID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MOKE_PLF_INT_08</text:p>
          </table:table-cell>
          <table:table-cell office:value-type="string">
            <text:p>SmokeTest - I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Smoke/Integration/ID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SMOKE_PLF_INT_09</text:p>
          </table:table-cell>
          <table:table-cell table:style-name="ce16" office:value-type="string">
            <text:p>SmokeTest - CMIS</text:p>
          </table:table-cell>
          <table:table-cell office:value-type="string">
            <text:p>High</text:p>
          </table:table-cell>
          <table:table-cell table:style-name="ce17" office:value-type="float" office:value="5">
            <text:p>5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CMI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MOKE_PLF_INT_09</text:p>
          </table:table-cell>
          <table:table-cell table:style-name="ce16" office:value-type="string">
            <text:p>SmokeTest - CMI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CMI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MOKE_PLF_INT_09</text:p>
          </table:table-cell>
          <table:table-cell table:style-name="ce16" office:value-type="string">
            <text:p>SmokeTest - CMI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CMI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SNF_CS_CA_CALENDAR_02</text:p>
          </table:table-cell>
          <table:table-cell office:value-type="string">
            <text:p>SniffTest - Manage Personal Calendar(Add/Edit/Dele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Manage Personal Calendar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NF_CS_CA_CALENDAR_02</text:p>
          </table:table-cell>
          <table:table-cell office:value-type="string">
            <text:p>SniffTest - Manage Personal Calendar(Add/Edit/Dele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Manage Personal Calendar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NF_CS_CA_CALENDAR_02</text:p>
          </table:table-cell>
          <table:table-cell office:value-type="string">
            <text:p>SniffTest - Manage Personal Calendar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Manage Personal Calendar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SNF_CS_CA_CALENDAR_03</text:p>
          </table:table-cell>
          <table:table-cell table:style-name="ce16" office:value-type="string">
            <text:p>SniffTest - Manage Public Calendar(Add/Edit/Delet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Manage Public Calenda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NF_CS_CA_CALENDAR_03</text:p>
          </table:table-cell>
          <table:table-cell table:style-name="ce16" office:value-type="string">
            <text:p>SniffTest - Manage Public Calendar(Add/Edit/Delet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Manage Public Calenda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NF_CS_CA_CALENDAR_03</text:p>
          </table:table-cell>
          <table:table-cell table:style-name="ce16" office:value-type="string">
            <text:p>SniffTest - Manage Public Calendar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Manage Public Calenda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SNF_CS_CA_CALENDAR_04</text:p>
          </table:table-cell>
          <table:table-cell office:value-type="string">
            <text:p>SniffTest - Share calend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Share a calend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CALENDAR_04</text:p>
          </table:table-cell>
          <table:table-cell office:value-type="string">
            <text:p>SniffTest - Share calenda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Share a calendar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NF_CS_CA_CALENDAR_04</text:p>
          </table:table-cell>
          <table:table-cell office:value-type="string">
            <text:p>SniffTest - Share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Share a calendar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SNF_CS_CA_CALENDAR_08</text:p>
          </table:table-cell>
          <table:table-cell table:style-name="ce16" office:value-type="string">
            <text:p>SniffTest - Check highlight mini calenda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Check highlight in mini calenda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NF_CS_CA_CALENDAR_08</text:p>
          </table:table-cell>
          <table:table-cell table:style-name="ce16" office:value-type="string">
            <text:p>SniffTest - Check highlight mini calend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Check highlight in mini calenda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NF_CS_CA_CALENDAR_08</text:p>
          </table:table-cell>
          <table:table-cell table:style-name="ce16" office:value-type="string">
            <text:p>SniffTest - Check highlight mini calend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Check highlight in mini calenda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SNF_CS_CA_CALENDAR_09</text:p>
          </table:table-cell>
          <table:table-cell office:value-type="string">
            <text:p>SniffTest - Check pop-up remin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Check pop up reminder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NF_CS_CA_CALENDAR_09</text:p>
          </table:table-cell>
          <table:table-cell office:value-type="string">
            <text:p>SniffTest - Check pop-up remin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Check pop up reminder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NF_CS_CA_CALENDAR_09</text:p>
          </table:table-cell>
          <table:table-cell office:value-type="string">
            <text:p>SniffTest - Check pop-up remin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Check pop up reminder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SNF_CS_CA_CALENDAR_10</text:p>
          </table:table-cell>
          <table:table-cell table:style-name="ce16" office:value-type="string">
            <text:p>SniffTest - Check email remind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Check mail reminde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NF_CS_CA_CALENDAR_10</text:p>
          </table:table-cell>
          <table:table-cell table:style-name="ce16" office:value-type="string">
            <text:p>SniffTest - Check email remind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Check mail reminde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NF_CS_CA_CALENDAR_10</text:p>
          </table:table-cell>
          <table:table-cell table:style-name="ce16" office:value-type="string">
            <text:p>SniffTest - Check email remind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Check mail reminde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SNF_CS_CA_CALENDAR_19</text:p>
          </table:table-cell>
          <table:table-cell office:value-type="string">
            <text:p>SniffTest - Import calend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Impor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NF_CS_CA_CALENDAR_19</text:p>
          </table:table-cell>
          <table:table-cell office:value-type="string">
            <text:p>SniffTest - Import calenda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Impor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NF_CS_CA_CALENDAR_19</text:p>
          </table:table-cell>
          <table:table-cell office:value-type="string">
            <text:p>SniffTest - Import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Impor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SNF_CS_CA_CALENDAR_20</text:p>
          </table:table-cell>
          <table:table-cell table:style-name="ce16" office:value-type="string">
            <text:p>SniffTest - Show or hide page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Expor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NF_CS_CA_CALENDAR_20</text:p>
          </table:table-cell>
          <table:table-cell table:style-name="ce16" office:value-type="string">
            <text:p>SniffTest - Show or hide page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Expor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NF_CS_CA_CALENDAR_20</text:p>
          </table:table-cell>
          <table:table-cell table:style-name="ce16" office:value-type="string">
            <text:p>SniffTest - Show or hide page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Expor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SNF_CS_CA_EVENT_11</text:p>
          </table:table-cell>
          <table:table-cell office:value-type="string">
            <text:p>SniffTest - Add events for shared calenda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Add events to a shared calendar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NF_CS_CA_EVENT_11</text:p>
          </table:table-cell>
          <table:table-cell office:value-type="string">
            <text:p>SniffTest - Add events for shared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Add events to a shared calendar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NF_CS_CA_EVENT_11</text:p>
          </table:table-cell>
          <table:table-cell office:value-type="string">
            <text:p>SniffTest - Add events for shared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Add events to a shared calendar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SNF_CS_CA_EVENT_13</text:p>
          </table:table-cell>
          <table:table-cell table:style-name="ce16" office:value-type="string">
            <text:p>SniffTest - Add events for public calenda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Add events to a public calenda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NF_CS_CA_EVENT_13</text:p>
          </table:table-cell>
          <table:table-cell table:style-name="ce16" office:value-type="string">
            <text:p>SniffTest - Add events for public calend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Add events to a public calenda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NF_CS_CA_EVENT_13</text:p>
          </table:table-cell>
          <table:table-cell table:style-name="ce16" office:value-type="string">
            <text:p>SniffTest - Add events for public calend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Add events to a public calenda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SNF_CS_CA_EVENT_15</text:p>
          </table:table-cell>
          <table:table-cell office:value-type="string">
            <text:p>SniffTest - Check displaying added task/event in all view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Check all the views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NF_CS_CA_EVENT_15</text:p>
          </table:table-cell>
          <table:table-cell office:value-type="string">
            <text:p>SniffTest - Check displaying added task/event in all view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Check all the views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NF_CS_CA_EVENT_15</text:p>
          </table:table-cell>
          <table:table-cell office:value-type="string">
            <text:p>SniffTest - Check displaying added task/event in all view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Check all the views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SNF_CS_CA_EVENT_16</text:p>
          </table:table-cell>
          <table:table-cell table:style-name="ce16" office:value-type="string">
            <text:p>SniffTest - Drag-drop task/even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Drag and drop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NF_CS_CA_EVENT_16</text:p>
          </table:table-cell>
          <table:table-cell table:style-name="ce16" office:value-type="string">
            <text:p>SniffTest - Drag-drop task/eve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Drag and drop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NF_CS_CA_EVENT_16</text:p>
          </table:table-cell>
          <table:table-cell table:style-name="ce16" office:value-type="string">
            <text:p>SniffTest - Drag-drop task/ev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Drag and drop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SNF_CS_CA_EVENT_17</text:p>
          </table:table-cell>
          <table:table-cell office:value-type="string">
            <text:p>SniffTest - Re-siz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Resize event/task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NF_CS_CA_EVENT_17</text:p>
          </table:table-cell>
          <table:table-cell office:value-type="string">
            <text:p>SniffTest - Re-siz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Resize event/task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NF_CS_CA_EVENT_17</text:p>
          </table:table-cell>
          <table:table-cell office:value-type="string">
            <text:p>SniffTest - Re-siz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Resize event/task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SNF_CS_CA_GROUP _01</text:p>
          </table:table-cell>
          <table:table-cell table:style-name="ce16" office:value-type="string">
            <text:p>SniffTest - Manage Group (Add/Edit/Delete)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Manage Group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NF_CS_CA_GROUP _01</text:p>
          </table:table-cell>
          <table:table-cell table:style-name="ce16" office:value-type="string">
            <text:p>SniffTest - Manage Group (Add/Edit/Delete)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Manage Group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NF_CS_CA_GROUP _01</text:p>
          </table:table-cell>
          <table:table-cell table:style-name="ce16" office:value-type="string">
            <text:p>SniffTest - Manage Group 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Manage Group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SNF_CS_CA_SEARCH_2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Quick search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NF_CS_CA_SEARCH_2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Quick search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NF_CS_CA_SEARCH_2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Quick search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SNF_CS_CA_SEARCH_22</text:p>
          </table:table-cell>
          <table:table-cell table:style-name="ce16" office:value-type="string">
            <text:p>SniffTest - Advanced search(simple cas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Advance search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NF_CS_CA_SEARCH_22</text:p>
          </table:table-cell>
          <table:table-cell table:style-name="ce16" office:value-type="string">
            <text:p>SniffTest - Advanced search(simple cas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Advance search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NF_CS_CA_SEARCH_22</text:p>
          </table:table-cell>
          <table:table-cell table:style-name="ce16" office:value-type="string">
            <text:p>SniffTest - Advanced search(simple cas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Advance search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SNF_CS_CA_TASK_07</text:p>
          </table:table-cell>
          <table:table-cell office:value-type="string">
            <text:p>SniffTest - Manage Tas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Manage Task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NF_CS_CA_TASK_07</text:p>
          </table:table-cell>
          <table:table-cell office:value-type="string">
            <text:p>SniffTest - Manage Task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Manage Task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NF_CS_CA_TASK_07</text:p>
          </table:table-cell>
          <table:table-cell office:value-type="string">
            <text:p>SniffTest - Manage Tas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Manage Task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SNF_CS_CHA_OTHERCHECK_01</text:p>
          </table:table-cell>
          <table:table-cell table:style-name="ce16" office:value-type="string">
            <text:p>SniffTest - Create new room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Add Room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NF_CS_CHA_OTHERCHECK_01</text:p>
          </table:table-cell>
          <table:table-cell table:style-name="ce16" office:value-type="string">
            <text:p>SniffTest - Create new room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Add Room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NF_CS_CHA_OTHERCHECK_01</text:p>
          </table:table-cell>
          <table:table-cell table:style-name="ce16" office:value-type="string">
            <text:p>SniffTest - Create new room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Add Room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SNF_CS_CHA_OTHERCHECK_02</text:p>
          </table:table-cell>
          <table:table-cell office:value-type="string">
            <text:p>SniffTest - Invit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Invi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NF_CS_CHA_OTHERCHECK_02</text:p>
          </table:table-cell>
          <table:table-cell office:value-type="string">
            <text:p>SniffTest - Invi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Invi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NF_CS_CHA_OTHERCHECK_02</text:p>
          </table:table-cell>
          <table:table-cell office:value-type="string">
            <text:p>SniffTest - Invi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Invi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SNF_CS_CHA_OTHERCHECK_03</text:p>
          </table:table-cell>
          <table:table-cell table:style-name="ce16" office:value-type="string">
            <text:p>SniffTest - Configur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Configur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NF_CS_CHA_OTHERCHECK_03</text:p>
          </table:table-cell>
          <table:table-cell table:style-name="ce16" office:value-type="string">
            <text:p>SniffTest - Configur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Configur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NF_CS_CHA_OTHERCHECK_03</text:p>
          </table:table-cell>
          <table:table-cell table:style-name="ce16" office:value-type="string">
            <text:p>SniffTest - Configur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Configur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SNF_CS_CHA_OTHERCHECK_07</text:p>
          </table:table-cell>
          <table:table-cell office:value-type="string">
            <text:p>SniffTest -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Search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NF_CS_CHA_OTHERCHECK_07</text:p>
          </table:table-cell>
          <table:table-cell office:value-type="string">
            <text:p>Sniff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Search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NF_CS_CHA_OTHERCHECK_07</text:p>
          </table:table-cell>
          <table:table-cell office:value-type="string">
            <text:p>Sniff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Search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SNF_CS_CHA_OTHERCHECK_08</text:p>
          </table:table-cell>
          <table:table-cell table:style-name="ce16" office:value-type="string">
            <text:p>SniffTest - Add contac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Add contac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NF_CS_CHA_OTHERCHECK_08</text:p>
          </table:table-cell>
          <table:table-cell table:style-name="ce16" office:value-type="string">
            <text:p>SniffTest - Add contac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Add contac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NF_CS_CHA_OTHERCHECK_08</text:p>
          </table:table-cell>
          <table:table-cell table:style-name="ce16" office:value-type="string">
            <text:p>SniffTest - Add conta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Add contac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SNF_CS_CHA_OTHERCHECK_13</text:p>
          </table:table-cell>
          <table:table-cell office:value-type="string">
            <text:p>SniffTest - Remove contac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Remove contac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NF_CS_CHA_OTHERCHECK_13</text:p>
          </table:table-cell>
          <table:table-cell office:value-type="string">
            <text:p>SniffTest - Remove contac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Remove contac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NF_CS_CHA_OTHERCHECK_13</text:p>
          </table:table-cell>
          <table:table-cell office:value-type="string">
            <text:p>SniffTest - Remove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Remove contac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SNF_CS_CHA_OTHERCHECK_15</text:p>
          </table:table-cell>
          <table:table-cell table:style-name="ce16" office:value-type="string">
            <text:p>SniffTest - User statu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User statu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NF_CS_CHA_OTHERCHECK_15</text:p>
          </table:table-cell>
          <table:table-cell table:style-name="ce16" office:value-type="string">
            <text:p>SniffTest - User status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User statu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NF_CS_CHA_OTHERCHECK_15</text:p>
          </table:table-cell>
          <table:table-cell table:style-name="ce16" office:value-type="string">
            <text:p>SniffTest - User statu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User statu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SNF_CS_CHA_PRIVATECHAT_09</text:p>
          </table:table-cell>
          <table:table-cell office:value-type="string">
            <text:p>SniffTest - Add private cha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Add private cha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NF_CS_CHA_PRIVATECHAT_09</text:p>
          </table:table-cell>
          <table:table-cell office:value-type="string">
            <text:p>SniffTest - Add private cha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Add private cha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NF_CS_CHA_PRIVATECHAT_09</text:p>
          </table:table-cell>
          <table:table-cell office:value-type="string">
            <text:p>SniffTest - Add private cha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Add private cha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SNF_CS_CHA_PRIVATECHAT_10</text:p>
          </table:table-cell>
          <table:table-cell table:style-name="ce16" office:value-type="string">
            <text:p>SniffTest - Send message in private cha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Send private messag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NF_CS_CHA_PRIVATECHAT_10</text:p>
          </table:table-cell>
          <table:table-cell table:style-name="ce16" office:value-type="string">
            <text:p>SniffTest - Send message in private cha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Send private messag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NF_CS_CHA_PRIVATECHAT_10</text:p>
          </table:table-cell>
          <table:table-cell table:style-name="ce16" office:value-type="string">
            <text:p>SniffTest - Send message in private cha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Send private messag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SNF_CS_CHA_PRIVATECHAT_11</text:p>
          </table:table-cell>
          <table:table-cell office:value-type="string">
            <text:p>SniffTest - Send file in private cha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Send fil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NF_CS_CHA_PRIVATECHAT_11</text:p>
          </table:table-cell>
          <table:table-cell office:value-type="string">
            <text:p>SniffTest - Send file in private cha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Send fil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NF_CS_CHA_PRIVATECHAT_11</text:p>
          </table:table-cell>
          <table:table-cell office:value-type="string">
            <text:p>SniffTest - Send file in private cha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Send fil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SNF_CS_CHA_PRIVATECHAT_12</text:p>
          </table:table-cell>
          <table:table-cell table:style-name="ce16" office:value-type="string">
            <text:p>SniffTest - Export private chat histor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Export 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NF_CS_CHA_PRIVATECHAT_12</text:p>
          </table:table-cell>
          <table:table-cell table:style-name="ce16" office:value-type="string">
            <text:p>SniffTest - Export private chat history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Export 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NF_CS_CHA_PRIVATECHAT_12</text:p>
          </table:table-cell>
          <table:table-cell table:style-name="ce16" office:value-type="string">
            <text:p>SniffTest - Export private chat histo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Export 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SNF_CS_CHA_PRIVATECHAT_14</text:p>
          </table:table-cell>
          <table:table-cell office:value-type="string">
            <text:p>SniffTest - Show sent messages in period of tim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Message in period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NF_CS_CHA_PRIVATECHAT_14</text:p>
          </table:table-cell>
          <table:table-cell office:value-type="string">
            <text:p>SniffTest - Show sent messages in period of tim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Message in period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NF_CS_CHA_PRIVATECHAT_14</text:p>
          </table:table-cell>
          <table:table-cell office:value-type="string">
            <text:p>SniffTest - Show sent messages in period of ti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Message in period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SNF_CS_CHA_PUBLICCHAT _05</text:p>
          </table:table-cell>
          <table:table-cell table:style-name="ce16" office:value-type="string">
            <text:p>SniffTest - Leav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Leave a room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NF_CS_CHA_PUBLICCHAT _05</text:p>
          </table:table-cell>
          <table:table-cell table:style-name="ce16" office:value-type="string">
            <text:p>SniffTest - Leav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Leave a room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NF_CS_CHA_PUBLICCHAT _05</text:p>
          </table:table-cell>
          <table:table-cell table:style-name="ce16" office:value-type="string">
            <text:p>SniffTest - Leav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Leave a room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SNF_CS_CHA_PUBLICCHAT_04</text:p>
          </table:table-cell>
          <table:table-cell office:value-type="string">
            <text:p>SniffTest - Send message in chat room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Send mess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HA_PUBLICCHAT_04</text:p>
          </table:table-cell>
          <table:table-cell office:value-type="string">
            <text:p>SniffTest - Send message in chat roo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Send mess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HA_PUBLICCHAT_04</text:p>
          </table:table-cell>
          <table:table-cell office:value-type="string">
            <text:p>SniffTest - Send message in chat roo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Send mess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HA_PUBLICCHAT_06</text:p>
          </table:table-cell>
          <table:table-cell table:style-name="ce16" office:value-type="string">
            <text:p>SniffTest - Join room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Join a roo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PUBLICCHAT_06</text:p>
          </table:table-cell>
          <table:table-cell table:style-name="ce16" office:value-type="string">
            <text:p>SniffTest - Join room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Join a roo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PUBLICCHAT_06</text:p>
          </table:table-cell>
          <table:table-cell table:style-name="ce16" office:value-type="string">
            <text:p>SniffTest - Join room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Join a roo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ON_ADDBOOK_01</text:p>
          </table:table-cell>
          <table:table-cell office:value-type="string">
            <text:p>SniffTest - Manage Address boo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Manage Address boo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ADDBOOK_01</text:p>
          </table:table-cell>
          <table:table-cell office:value-type="string">
            <text:p>SniffTest - Manage Address boo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Manage Address boo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ADDBOOK_01</text:p>
          </table:table-cell>
          <table:table-cell office:value-type="string">
            <text:p>SniffTest - Manage Address boo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Manage Address boo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ON_ADDBOOK_02</text:p>
          </table:table-cell>
          <table:table-cell table:style-name="ce16" office:value-type="string">
            <text:p>SniffTest - Share address book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Shar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ADDBOOK_02</text:p>
          </table:table-cell>
          <table:table-cell table:style-name="ce16" office:value-type="string">
            <text:p>SniffTest - Share address boo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Shar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ADDBOOK_02</text:p>
          </table:table-cell>
          <table:table-cell table:style-name="ce16" office:value-type="string">
            <text:p>SniffTest - Share address book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Shar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ON_ADDBOOK_10</text:p>
          </table:table-cell>
          <table:table-cell office:value-type="string">
            <text:p>SniffTest - Import Address boo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Im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ADDBOOK_10</text:p>
          </table:table-cell>
          <table:table-cell office:value-type="string">
            <text:p>SniffTest - Import Address boo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Im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ADDBOOK_10</text:p>
          </table:table-cell>
          <table:table-cell office:value-type="string">
            <text:p>SniffTest - Import Address boo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Im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ON_ADDBOOK_11</text:p>
          </table:table-cell>
          <table:table-cell table:style-name="ce16" office:value-type="string">
            <text:p>SniffTest - Export Address book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Ex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ADDBOOK_11</text:p>
          </table:table-cell>
          <table:table-cell table:style-name="ce16" office:value-type="string">
            <text:p>SniffTest - Export Address boo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Ex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ADDBOOK_11</text:p>
          </table:table-cell>
          <table:table-cell table:style-name="ce16" office:value-type="string">
            <text:p>SniffTest - Export Address book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Ex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ON_CONTACT_03</text:p>
          </table:table-cell>
          <table:table-cell office:value-type="string">
            <text:p>SniffTest - Manage Contact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Manage Contac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CONTACT_03</text:p>
          </table:table-cell>
          <table:table-cell office:value-type="string">
            <text:p>SniffTest - Manage Contact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Manage Contac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CONTACT_03</text:p>
          </table:table-cell>
          <table:table-cell office:value-type="string">
            <text:p>SniffTest - Manage Contact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Manage Contac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ON_CONTACT_05</text:p>
          </table:table-cell>
          <table:table-cell table:style-name="ce16" office:value-type="string">
            <text:p>SniffTest - Copy/Paste a Contac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Copy and pas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CONTACT_05</text:p>
          </table:table-cell>
          <table:table-cell table:style-name="ce16" office:value-type="string">
            <text:p>SniffTest - Copy/Paste a Contac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Copy and pas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CONTACT_05</text:p>
          </table:table-cell>
          <table:table-cell table:style-name="ce16" office:value-type="string">
            <text:p>SniffTest - Copy/Paste a Conta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Copy and pas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ON_CONTACT_06</text:p>
          </table:table-cell>
          <table:table-cell office:value-type="string">
            <text:p>SniffTest - Share contac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Share Contac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CONTACT_06</text:p>
          </table:table-cell>
          <table:table-cell office:value-type="string">
            <text:p>SniffTest - Share contac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Share Contac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CONTACT_06</text:p>
          </table:table-cell>
          <table:table-cell office:value-type="string">
            <text:p>SniffTest - Share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Share Contac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ON_CONTACT_09</text:p>
          </table:table-cell>
          <table:table-cell table:style-name="ce16" office:value-type="string">
            <text:p>SniffTest - Send Email contac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Send mai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CONTACT_09</text:p>
          </table:table-cell>
          <table:table-cell table:style-name="ce16" office:value-type="string">
            <text:p>SniffTest - Send Email contac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Send mai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CONTACT_09</text:p>
          </table:table-cell>
          <table:table-cell table:style-name="ce16" office:value-type="string">
            <text:p>SniffTest - Send Email conta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Send mai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ON_LAYOUT_07</text:p>
          </table:table-cell>
          <table:table-cell office:value-type="string">
            <text:p>SniffTest - Switch views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Switch view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LAYOUT_07</text:p>
          </table:table-cell>
          <table:table-cell office:value-type="string">
            <text:p>SniffTest - Switch views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Switch view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LAYOUT_07</text:p>
          </table:table-cell>
          <table:table-cell office:value-type="string">
            <text:p>SniffTest - Switch views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Switch view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ON_SEARCH_12</text:p>
          </table:table-cell>
          <table:table-cell table:style-name="ce16" office:value-type="string">
            <text:p>SniffTest - Quick search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Quick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SEARCH_12</text:p>
          </table:table-cell>
          <table:table-cell table:style-name="ce16" office:value-type="string">
            <text:p>SniffTest - Quick search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Quick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SEARCH_12</text:p>
          </table:table-cell>
          <table:table-cell table:style-name="ce16" office:value-type="string">
            <text:p>SniffTest - Quick search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Quick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ON_SEARCH_13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Advanced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SEARCH_13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Advanced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SEARCH_13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Advanced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ON_TAG_08</text:p>
          </table:table-cell>
          <table:table-cell table:style-name="ce16" office:value-type="string">
            <text:p>SniffTest - Tag on specific contac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Tag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TAG_08</text:p>
          </table:table-cell>
          <table:table-cell table:style-name="ce16" office:value-type="string">
            <text:p>SniffTest - Tag on specific contac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Tag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TAG_08</text:p>
          </table:table-cell>
          <table:table-cell table:style-name="ce16" office:value-type="string">
            <text:p>SniffTest - Tag on specific conta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Tag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MA_ACC_01</text:p>
          </table:table-cell>
          <table:table-cell office:value-type="string">
            <text:p>SniffTest - Manage Mail Account(Add/Edit/Dele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Manage Accou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ACC_01</text:p>
          </table:table-cell>
          <table:table-cell office:value-type="string">
            <text:p>SniffTest - Manage Mail Account(Add/Edit/Dele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Manage Accou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ACC_01</text:p>
          </table:table-cell>
          <table:table-cell office:value-type="string">
            <text:p>SniffTest - Manage Mail Account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Manage Accou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ACC_19</text:p>
          </table:table-cell>
          <table:table-cell table:style-name="ce16" office:value-type="string">
            <text:p>SniffTest - Delegate an email accoun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Deleg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ACC_19</text:p>
          </table:table-cell>
          <table:table-cell table:style-name="ce16" office:value-type="string">
            <text:p>SniffTest - Delegate an email account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Deleg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ACC_19</text:p>
          </table:table-cell>
          <table:table-cell table:style-name="ce16" office:value-type="string">
            <text:p>SniffTest - Delegate an email accou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Deleg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MA_ADDBOOK_18</text:p>
          </table:table-cell>
          <table:table-cell office:value-type="string">
            <text:p>SniffTest - Manage Contact in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Manage contact in Mai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ADDBOOK_18</text:p>
          </table:table-cell>
          <table:table-cell office:value-type="string">
            <text:p>SniffTest - Manage Contact in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Manage contact in Mai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ADDBOOK_18</text:p>
          </table:table-cell>
          <table:table-cell office:value-type="string">
            <text:p>SniffTest - Manage Contact in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Manage contact in Mai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EVENT_17</text:p>
          </table:table-cell>
          <table:table-cell table:style-name="ce16" office:value-type="string">
            <text:p>SniffTest - Add event in Mai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Add event in Mai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EVENT_17</text:p>
          </table:table-cell>
          <table:table-cell table:style-name="ce16" office:value-type="string">
            <text:p>SniffTest - Add event in Mai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Add event in Mai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EVENT_17</text:p>
          </table:table-cell>
          <table:table-cell table:style-name="ce16" office:value-type="string">
            <text:p>SniffTest - Add event in Mai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Add event in Mai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MA_FILTER_13</text:p>
          </table:table-cell>
          <table:table-cell office:value-type="string">
            <text:p>SniffTest - Filter message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Filter mess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FILTER_13</text:p>
          </table:table-cell>
          <table:table-cell office:value-type="string">
            <text:p>SniffTest - Filter message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Filter mess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FILTER_13</text:p>
          </table:table-cell>
          <table:table-cell office:value-type="string">
            <text:p>SniffTest - Filter message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Filter mess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FILTER_14</text:p>
          </table:table-cell>
          <table:table-cell table:style-name="ce16" office:value-type="string">
            <text:p>SniffTest - Mange Filters(Add/Edit/Delet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Manage filt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FILTER_14</text:p>
          </table:table-cell>
          <table:table-cell table:style-name="ce16" office:value-type="string">
            <text:p>SniffTest - Mange Filters(Add/Edit/Delet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Manage filt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FILTER_14</text:p>
          </table:table-cell>
          <table:table-cell table:style-name="ce16" office:value-type="string">
            <text:p>SniffTest - Mange Filters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Manage filt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MA_FOLDER_10</text:p>
          </table:table-cell>
          <table:table-cell office:value-type="string">
            <text:p>SniffTest - Manage a folder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Manage Fol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FOLDER_10</text:p>
          </table:table-cell>
          <table:table-cell office:value-type="string">
            <text:p>SniffTest - Manage a folder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Manage Fol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FOLDER_10</text:p>
          </table:table-cell>
          <table:table-cell office:value-type="string">
            <text:p>SniffTest - Manage a folder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Manage Fol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MAIL_02</text:p>
          </table:table-cell>
          <table:table-cell table:style-name="ce16" office:value-type="string">
            <text:p>SniffTest - Check mai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Check Mai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MAIL_02</text:p>
          </table:table-cell>
          <table:table-cell table:style-name="ce16" office:value-type="string">
            <text:p>SniffTest - Check mai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Check Mai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MAIL_02</text:p>
          </table:table-cell>
          <table:table-cell table:style-name="ce16" office:value-type="string">
            <text:p>SniffTest - Check mai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Check Mai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MA_MAIL_03</text:p>
          </table:table-cell>
          <table:table-cell office:value-type="string">
            <text:p>SniffTest - Compose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Compos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MAIL_03</text:p>
          </table:table-cell>
          <table:table-cell office:value-type="string">
            <text:p>SniffTest - Compose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Compos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MAIL_03</text:p>
          </table:table-cell>
          <table:table-cell office:value-type="string">
            <text:p>SniffTest - Compose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Compos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MAIL_04</text:p>
          </table:table-cell>
          <table:table-cell table:style-name="ce16" office:value-type="string">
            <text:p>SniffTest - Draft mai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Draf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MAIL_04</text:p>
          </table:table-cell>
          <table:table-cell table:style-name="ce16" office:value-type="string">
            <text:p>SniffTest - Draft mai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Draf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MAIL_04</text:p>
          </table:table-cell>
          <table:table-cell table:style-name="ce16" office:value-type="string">
            <text:p>SniffTest - Draft mai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Draf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MA_MAIL_05</text:p>
          </table:table-cell>
          <table:table-cell office:value-type="string">
            <text:p>SniffTest - Repl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Repl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MAIL_05</text:p>
          </table:table-cell>
          <table:table-cell office:value-type="string">
            <text:p>SniffTest - Repl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Repl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MAIL_05</text:p>
          </table:table-cell>
          <table:table-cell office:value-type="string">
            <text:p>SniffTest - Repl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Repl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MAIL_06</text:p>
          </table:table-cell>
          <table:table-cell table:style-name="ce16" office:value-type="string">
            <text:p>SniffTest - Forward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Forwar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MAIL_06</text:p>
          </table:table-cell>
          <table:table-cell table:style-name="ce16" office:value-type="string">
            <text:p>SniffTest - Forward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Forwar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MAIL_06</text:p>
          </table:table-cell>
          <table:table-cell table:style-name="ce16" office:value-type="string">
            <text:p>SniffTest - Forwar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Forwar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MA_MAIL_08</text:p>
          </table:table-cell>
          <table:table-cell office:value-type="string">
            <text:p>SniffTest - Drag-drop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Drag and Dro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MAIL_08</text:p>
          </table:table-cell>
          <table:table-cell office:value-type="string">
            <text:p>SniffTest - Drag-drop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Drag and Dro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MAIL_08</text:p>
          </table:table-cell>
          <table:table-cell office:value-type="string">
            <text:p>SniffTest - Drag-drop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Drag and Dro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SEARCH_15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Quick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SEARCH_15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Quick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SEARCH_15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Quick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MA_SEARCH_16</text:p>
          </table:table-cell>
          <table:table-cell office:value-type="string">
            <text:p>SniffTest - Advanced search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Advance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SEARCH_16</text:p>
          </table:table-cell>
          <table:table-cell office:value-type="string">
            <text:p>SniffTest - Advanced search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Advance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SEARCH_16</text:p>
          </table:table-cell>
          <table:table-cell office:value-type="string">
            <text:p>SniffTest - Advanced search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Advance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TAG_11</text:p>
          </table:table-cell>
          <table:table-cell table:style-name="ce16" office:value-type="string">
            <text:p>SniffTest - Manage a tag(Add/Edit/Delet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Manage Ta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TAG_11</text:p>
          </table:table-cell>
          <table:table-cell table:style-name="ce16" office:value-type="string">
            <text:p>SniffTest - Manage a tag(Add/Edit/Delet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Manage Ta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TAG_11</text:p>
          </table:table-cell>
          <table:table-cell table:style-name="ce16" office:value-type="string">
            <text:p>SniffTest - Manage a tag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Manage Ta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CT_01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ction\Copy_Pas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CT_01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ction\Copy_Pas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CT_01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ction\Copy_Pas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CT_02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Cut_Pas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CT_02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Cut_Pas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CT_02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Cut_Pas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CT_03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ction\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CT_03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ction\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CT_03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ction\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CT_04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Renam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CT_04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Renam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CT_04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Renam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CT_05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ction\Sym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CT_05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ction\Sym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CT_05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ction\Sym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CT_06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WebDAV\Cre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CT_06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WebDAV\Cre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CT_06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WebDAV\Cre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CT_07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ction\WebDAV\Ac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CT_07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ction\WebDAV\Ac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CT_07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ction\WebDAV\Ac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CT_08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Drag_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CT_08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Drag_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CT_08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Drag_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DI_01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in\Pub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I_01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in\Pub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I_01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in\Pub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I_02</text:p>
          </table:table-cell>
          <table:table-cell table:style-name="ce16" office:value-type="string">
            <text:p>SniffTest - Admi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in\Catego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I_02</text:p>
          </table:table-cell>
          <table:table-cell table:style-name="ce16" office:value-type="string">
            <text:p>SniffTest - Admi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in\Catego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I_02</text:p>
          </table:table-cell>
          <table:table-cell table:style-name="ce16" office:value-type="string">
            <text:p>SniffTest - Admi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in\Catego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DI_03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in\Rel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I_03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in\Rel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I_03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in\Rel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I_04</text:p>
          </table:table-cell>
          <table:table-cell table:style-name="ce16" office:value-type="string">
            <text:p>SniffTest - Admi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in\Node_Propert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I_04</text:p>
          </table:table-cell>
          <table:table-cell table:style-name="ce16" office:value-type="string">
            <text:p>SniffTest - Admi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in\Node_Propert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I_04</text:p>
          </table:table-cell>
          <table:table-cell table:style-name="ce16" office:value-type="string">
            <text:p>SniffTest - Admi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in\Node_Propert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DI_05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in\Export_Im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I_05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in\Export_Im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I_05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in\Export_Im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M_01</text:p>
          </table:table-cell>
          <table:table-cell table:style-name="ce16" office:value-type="string">
            <text:p>SniffTest -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Ta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01</text:p>
          </table:table-cell>
          <table:table-cell table:style-name="ce16" office:value-type="string">
            <text:p>SniffTest - Sett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Ta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01</text:p>
          </table:table-cell>
          <table:table-cell table:style-name="ce16" office:value-type="string">
            <text:p>SniffTest - Setting</text:p>
          </table:table-cell>
          <table:table-cell office:value-type="string">
            <text:p>Low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Ta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DM_02</text:p>
          </table:table-cell>
          <table:table-cell office:value-type="string">
            <text:p>SniffTest - Sett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Categori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02</text:p>
          </table:table-cell>
          <table:table-cell office:value-type="string">
            <text:p>SniffTest -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Categori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02</text:p>
          </table:table-cell>
          <table:table-cell office:value-type="string">
            <text:p>SniffTest -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Categori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M_03</text:p>
          </table:table-cell>
          <table:table-cell table:style-name="ce16" office:value-type="string">
            <text:p>SniffTest -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Templ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03</text:p>
          </table:table-cell>
          <table:table-cell table:style-name="ce16" office:value-type="string">
            <text:p>SniffTest - Setting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Templ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03</text:p>
          </table:table-cell>
          <table:table-cell table:style-name="ce16" office:value-type="string">
            <text:p>SniffTest - Set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Templ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DM_04</text:p>
          </table:table-cell>
          <table:table-cell office:value-type="string">
            <text:p>SniffTest - Clipboar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Metadata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04</text:p>
          </table:table-cell>
          <table:table-cell office:value-type="string">
            <text:p>SniffTest - Clipbo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Metadata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04</text:p>
          </table:table-cell>
          <table:table-cell office:value-type="string">
            <text:p>SniffTest - Clipboard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Metadata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M_05</text:p>
          </table:table-cell>
          <table:table-cell table:style-name="ce16" office:value-type="string">
            <text:p>SniffTest - Manage Tag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05</text:p>
          </table:table-cell>
          <table:table-cell table:style-name="ce16" office:value-type="string">
            <text:p>SniffTest - Manage Ta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05</text:p>
          </table:table-cell>
          <table:table-cell table:style-name="ce16" office:value-type="string">
            <text:p>SniffTest - Manage Ta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DM_06</text:p>
          </table:table-cell>
          <table:table-cell office:value-type="string">
            <text:p>SniffTest - Manage Taxonom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Dri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06</text:p>
          </table:table-cell>
          <table:table-cell office:value-type="string">
            <text:p>SniffTest - Manage Taxonom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Dri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06</text:p>
          </table:table-cell>
          <table:table-cell office:value-type="string">
            <text:p>SniffTest - Manage Taxonom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Dri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M_07</text:p>
          </table:table-cell>
          <table:table-cell table:style-name="ce16" office:value-type="string">
            <text:p>SniffTest - Manage Templat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Namespac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07</text:p>
          </table:table-cell>
          <table:table-cell table:style-name="ce16" office:value-type="string">
            <text:p>SniffTest - Manage Templat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Namespac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07</text:p>
          </table:table-cell>
          <table:table-cell table:style-name="ce16" office:value-type="string">
            <text:p>SniffTest - Manage Template</text:p>
          </table:table-cell>
          <table:table-cell office:value-type="string">
            <text:p>Low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Namespac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DM_08</text:p>
          </table:table-cell>
          <table:table-cell office:value-type="string">
            <text:p>SniffTest - Manage Metadata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Node_Typ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08</text:p>
          </table:table-cell>
          <table:table-cell office:value-type="string">
            <text:p>SniffTest - Manage Metadata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Node_Typ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08</text:p>
          </table:table-cell>
          <table:table-cell office:value-type="string">
            <text:p>SniffTest - Manage Metadata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Node_Typ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M_09</text:p>
          </table:table-cell>
          <table:table-cell table:style-name="ce16" office:value-type="string">
            <text:p>SniffTest - Manage View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Que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09</text:p>
          </table:table-cell>
          <table:table-cell table:style-name="ce16" office:value-type="string">
            <text:p>SniffTest - Manage Views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Que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09</text:p>
          </table:table-cell>
          <table:table-cell table:style-name="ce16" office:value-type="string">
            <text:p>SniffTest - Manage View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Que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DM_10</text:p>
          </table:table-cell>
          <table:table-cell office:value-type="string">
            <text:p>SniffTest - Manage Dri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Scrip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10</text:p>
          </table:table-cell>
          <table:table-cell office:value-type="string">
            <text:p>SniffTest - Manage Driv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Scrip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10</text:p>
          </table:table-cell>
          <table:table-cell office:value-type="string">
            <text:p>SniffTest - Manage Dri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Scrip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M_11</text:p>
          </table:table-cell>
          <table:table-cell table:style-name="ce16" office:value-type="string">
            <text:p>SniffTest - Namespace registr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Ac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11</text:p>
          </table:table-cell>
          <table:table-cell table:style-name="ce16" office:value-type="string">
            <text:p>SniffTest - Namespace registry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Ac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11</text:p>
          </table:table-cell>
          <table:table-cell table:style-name="ce16" office:value-type="string">
            <text:p>SniffTest - Namespace regist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Ac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DM_12</text:p>
          </table:table-cell>
          <table:table-cell office:value-type="string">
            <text:p>SniffTest - Manage Node Typ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Lock_Un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12</text:p>
          </table:table-cell>
          <table:table-cell office:value-type="string">
            <text:p>SniffTest - Manage Node Typ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Lock_Un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12</text:p>
          </table:table-cell>
          <table:table-cell office:value-type="string">
            <text:p>SniffTest - Manage Node Typ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Lock_Un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CFD_01</text:p>
          </table:table-cell>
          <table:table-cell table:style-name="ce16" office:value-type="string">
            <text:p>SniffTest - Create fold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reate\Folder\Content_Fold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CFD_01</text:p>
          </table:table-cell>
          <table:table-cell table:style-name="ce16" office:value-type="string">
            <text:p>SniffTest - Create fold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reate\Folder\Content_Fold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CFD_01</text:p>
          </table:table-cell>
          <table:table-cell table:style-name="ce16" office:value-type="string">
            <text:p>SniffTest - Create fold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reate\Folder\Content_Fold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CLB_01</text:p>
          </table:table-cell>
          <table:table-cell office:value-type="string">
            <text:p>SniffTest - View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lipboa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CLB_01</text:p>
          </table:table-cell>
          <table:table-cell office:value-type="string">
            <text:p>SniffTest - View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lipboa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CLB_01</text:p>
          </table:table-cell>
          <table:table-cell office:value-type="string">
            <text:p>SniffTest - 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lipboa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COL_01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ollaboration\Tag\Priv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COL_01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ollaboration\Tag\Priv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COL_01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ollaboration\Tag\Priv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COL_02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ollaboration\Tag\Public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COL_02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ollaboration\Tag\Public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COL_02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ollaboration\Tag\Public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COL_03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ollaboration\Langu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COL_03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ollaboration\Langu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COL_03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ollaboration\Langu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COL_04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ollaboration\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COL_04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ollaboration\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COL_04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ollaboration\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COL_05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ollaboration\Comm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COL_05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ollaboration\Comm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COL_05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ollaboration\Comm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DOC_01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reate\Document\Artic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DOC_01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reate\Document\Artic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DOC_01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reate\Document\Artic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DOC_02</text:p>
          </table:table-cell>
          <table:table-cell table:style-name="ce16" office:value-type="string">
            <text:p>SniffTest - Create documen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reate\Document\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DOC_02</text:p>
          </table:table-cell>
          <table:table-cell table:style-name="ce16" office:value-type="string">
            <text:p>SniffTest - Create docume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reate\Document\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DOC_02</text:p>
          </table:table-cell>
          <table:table-cell table:style-name="ce16" office:value-type="string">
            <text:p>SniffTest - Create docum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reate\Document\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DOC_03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reate\Document\Free_Layou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DOC_03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reate\Document\Free_Layou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DOC_03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reate\Document\Free_Layou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INF_01</text:p>
          </table:table-cell>
          <table:table-cell table:style-name="ce16" office:value-type="string">
            <text:p>SniffTest - Info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Info\Permiss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INF_01</text:p>
          </table:table-cell>
          <table:table-cell table:style-name="ce16" office:value-type="string">
            <text:p>SniffTest - Info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Info\Permiss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INF_01</text:p>
          </table:table-cell>
          <table:table-cell table:style-name="ce16" office:value-type="string">
            <text:p>SniffTest - Info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Info\Permiss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INF_02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Info\Metadata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INF_02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Info\Metadata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INF_02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Info\Metadata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SER_01</text:p>
          </table:table-cell>
          <table:table-cell table:style-name="ce16" office:value-type="string">
            <text:p>SniffTest - Info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Search\Simp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SER_01</text:p>
          </table:table-cell>
          <table:table-cell table:style-name="ce16" office:value-type="string">
            <text:p>SniffTest - Info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Search\Simp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SER_01</text:p>
          </table:table-cell>
          <table:table-cell table:style-name="ce16" office:value-type="string">
            <text:p>SniffTest - Info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Search\Simp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SER_02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Search\Advance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SER_02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Search\Advance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SER_02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Search\Advance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SER_03</text:p>
          </table:table-cell>
          <table:table-cell table:style-name="ce16" office:value-type="string">
            <text:p>SniffTest - Info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Search\Que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SER_03</text:p>
          </table:table-cell>
          <table:table-cell table:style-name="ce16" office:value-type="string">
            <text:p>SniffTest - Info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Search\Que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SER_03</text:p>
          </table:table-cell>
          <table:table-cell table:style-name="ce16" office:value-type="string">
            <text:p>SniffTest - Info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Search\Que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SET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Setting\Browsing_Preferenc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SET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Setting\Browsing_Preferenc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SET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Setting\Browsing_Preferenc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UPL_01</text:p>
          </table:table-cell>
          <table:table-cell table:style-name="ce16" office:value-type="string">
            <text:p>SniffTest - Upload fil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Upload_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UPL_01</text:p>
          </table:table-cell>
          <table:table-cell table:style-name="ce16" office:value-type="string">
            <text:p>SniffTest - Upload fil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Upload_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UPL_01</text:p>
          </table:table-cell>
          <table:table-cell table:style-name="ce16" office:value-type="string">
            <text:p>SniffTest - Upload fi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Upload_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WCM_CLV_01</text:p>
          </table:table-cell>
          <table:table-cell office:value-type="string">
            <text:p>SniffTest - Ad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Content_List_Viewer\Create_By_Fol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CLV_01</text:p>
          </table:table-cell>
          <table:table-cell office:value-type="string">
            <text:p>SniffTest - 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Content_List_Viewer\Create_By_Fol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CLV_01</text:p>
          </table:table-cell>
          <table:table-cell office:value-type="string">
            <text:p>Sniff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Content_List_Viewer\Create_By_Fol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CM_CLV_02</text:p>
          </table:table-cell>
          <table:table-cell table:style-name="ce16" office:value-type="string">
            <text:p>SniffTest - Add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Content_List_Viewer\Create_By_Content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CLV_02</text:p>
          </table:table-cell>
          <table:table-cell table:style-name="ce16" office:value-type="string">
            <text:p>SniffTest - Add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Content_List_Viewer\Create_By_Content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CLV_02</text:p>
          </table:table-cell>
          <table:table-cell table:style-name="ce16" office:value-type="string">
            <text:p>SniffTest - Ad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Content_List_Viewer\Create_By_Content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WCM_DPC_01</text:p>
          </table:table-cell>
          <table:table-cell office:value-type="string">
            <text:p>SniffTest - Un_public cont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UnPub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DPC_01</text:p>
          </table:table-cell>
          <table:table-cell office:value-type="string">
            <text:p>SniffTest - Un_public cont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UnPub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DPC_01</text:p>
          </table:table-cell>
          <table:table-cell office:value-type="string">
            <text:p>SniffTest - Un_public cont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UnPub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CM_ECL_01</text:p>
          </table:table-cell>
          <table:table-cell table:style-name="ce16" office:value-type="string">
            <text:p>SniffTest - Edit CLV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Edit_CLV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ECL_01</text:p>
          </table:table-cell>
          <table:table-cell table:style-name="ce16" office:value-type="string">
            <text:p>SniffTest - Edit CLV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Edit_CLV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ECL_01</text:p>
          </table:table-cell>
          <table:table-cell table:style-name="ce16" office:value-type="string">
            <text:p>SniffTest - Edit CLV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Edit_CLV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WCM_FCK_01</text:p>
          </table:table-cell>
          <table:table-cell office:value-type="string">
            <text:p>SniffTest - Category of events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FCK_Edito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FCK_01</text:p>
          </table:table-cell>
          <table:table-cell office:value-type="string">
            <text:p>SniffTest - Category of events p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FCK_Edito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FCK_01</text:p>
          </table:table-cell>
          <table:table-cell office:value-type="string">
            <text:p>SniffTest - Category of event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FCK_Edito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CM_FGR_01</text:p>
          </table:table-cell>
          <table:table-cell table:style-name="ce16" office:value-type="string">
            <text:p>SniffTest - Create node typ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Form_Generato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FGR_01</text:p>
          </table:table-cell>
          <table:table-cell table:style-name="ce16" office:value-type="string">
            <text:p>SniffTest - Create node typ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Form_Generato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FGR_01</text:p>
          </table:table-cell>
          <table:table-cell table:style-name="ce16" office:value-type="string">
            <text:p>SniffTest - Create node typ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Form_Generato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WCM_NEL_01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Newsletter_Manager\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NEL_01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Newsletter_Manager\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NEL_01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Newsletter_Manager\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CM_NEL_02</text:p>
          </table:table-cell>
          <table:table-cell table:style-name="ce16" office:value-type="string">
            <text:p>SniffTest - Manage subscrip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Newsletter_Manager\Subscrip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NEL_02</text:p>
          </table:table-cell>
          <table:table-cell table:style-name="ce16" office:value-type="string">
            <text:p>SniffTest - Manage subscrip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Newsletter_Manager\Subscrip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NEL_02</text:p>
          </table:table-cell>
          <table:table-cell table:style-name="ce16" office:value-type="string">
            <text:p>SniffTest - Manage subscrip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Newsletter_Manager\Subscrip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WCM_NEL_03</text:p>
          </table:table-cell>
          <table:table-cell office:value-type="string">
            <text:p>SniffTest - Manage lett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Newsletter_Manager\Lett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NEL_03</text:p>
          </table:table-cell>
          <table:table-cell office:value-type="string">
            <text:p>SniffTest - Manage lett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Newsletter_Manager\Lett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NEL_03</text:p>
          </table:table-cell>
          <table:table-cell office:value-type="string">
            <text:p>SniffTest - Manage lett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Newsletter_Manager\Lett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CM_NEL_04</text:p>
          </table:table-cell>
          <table:table-cell table:style-name="ce16" office:value-type="string">
            <text:p>SniffTest - Subscribe newslett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Newsletter_Manager\Subscribe_Lett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NEL_04</text:p>
          </table:table-cell>
          <table:table-cell table:style-name="ce16" office:value-type="string">
            <text:p>SniffTest - Subscribe newslett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Newsletter_Manager\Subscribe_Lett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NEL_04</text:p>
          </table:table-cell>
          <table:table-cell table:style-name="ce16" office:value-type="string">
            <text:p>SniffTest - Subscribe newslett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Newsletter_Manager\Subscribe_Lett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WCM_NEW_01</text:p>
          </table:table-cell>
          <table:table-cell office:value-type="string">
            <text:p>SniffTest - Category of new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News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NEW_01</text:p>
          </table:table-cell>
          <table:table-cell office:value-type="string">
            <text:p>SniffTest - Category of new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News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NEW_01</text:p>
          </table:table-cell>
          <table:table-cell office:value-type="string">
            <text:p>SniffTest - Category of new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News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CM_SCD_01</text:p>
          </table:table-cell>
          <table:table-cell table:style-name="ce16" office:value-type="string">
            <text:p>SniffTest - Search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SCD_01</text:p>
          </table:table-cell>
          <table:table-cell table:style-name="ce16" office:value-type="string">
            <text:p>SniffTest -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SCD_01</text:p>
          </table:table-cell>
          <table:table-cell table:style-name="ce16" office:value-type="string">
            <text:p>SniffTest -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WCM_SCV_01</text:p>
          </table:table-cell>
          <table:table-cell office:value-type="string">
            <text:p>SniffTest - Ad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Single_Content_View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SCV_01</text:p>
          </table:table-cell>
          <table:table-cell office:value-type="string">
            <text:p>SniffTest - 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Single_Content_View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SCV_01</text:p>
          </table:table-cell>
          <table:table-cell office:value-type="string">
            <text:p>Sniff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Single_Content_View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F_ADM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WF\Admin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F_ADM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WF\Admin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F_ADM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WF\Admin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WF_ADM_02</text:p>
          </table:table-cell>
          <table:table-cell office:value-type="string">
            <text:p>SniffTest - Holiday proces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WF\Admin\Uploa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F_ADM_02</text:p>
          </table:table-cell>
          <table:table-cell office:value-type="string">
            <text:p>SniffTest - Holiday process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WF\Admin\Uploa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F_ADM_02</text:p>
          </table:table-cell>
          <table:table-cell office:value-type="string">
            <text:p>SniffTest - Holiday proces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WF\Admin\Uploa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F_CPN_01</text:p>
          </table:table-cell>
          <table:table-cell table:style-name="ce16" office:value-type="string">
            <text:p>SniffTest - Content Publishing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WF\Content_Publishing\Appr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F_CPN_01</text:p>
          </table:table-cell>
          <table:table-cell table:style-name="ce16" office:value-type="string">
            <text:p>SniffTest - Content Publish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WF\Content_Publishing\Appr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F_CPN_01</text:p>
          </table:table-cell>
          <table:table-cell table:style-name="ce16" office:value-type="string">
            <text:p>SniffTest - Content Publish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WF\Content_Publishing\Appr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WF_HLD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WF\Holiday\Appr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F_HLD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WF\Holiday\Appr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F_HLD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WF\Holiday\Appr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F_PRS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WF\Pay_Raise\WF\Gra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F_PRS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WF\Pay_Raise\WF\Gra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F_PRS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WF\Pay_Raise\WF\Gra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AUT_LOG_01</text:p>
          </table:table-cell>
          <table:table-cell office:value-type="string">
            <text:p>SniffTest - Sign In /Sign Ou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Authenticate\Sign I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AUT_LOG_01</text:p>
          </table:table-cell>
          <table:table-cell office:value-type="string">
            <text:p>SniffTest - Sign In /Sign Ou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Authenticate\Sign I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AUT_LOG_01</text:p>
          </table:table-cell>
          <table:table-cell office:value-type="string">
            <text:p>SniffTest - Sign In /Sign Ou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Authenticate\Sign I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DAB_DAD_53</text:p>
          </table:table-cell>
          <table:table-cell table:style-name="ce16" office:value-type="string">
            <text:p>SniffTest - Drag and drop gadge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Dashboard\Drag &amp; 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DAB_DAD_53</text:p>
          </table:table-cell>
          <table:table-cell table:style-name="ce16" office:value-type="string">
            <text:p>SniffTest - Drag and drop gadg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Dashboard\Drag &amp; 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DAB_DAD_53</text:p>
          </table:table-cell>
          <table:table-cell table:style-name="ce16" office:value-type="string">
            <text:p>SniffTest - Drag and drop gadg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Dashboard\Drag &amp; 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DAB_MAG_51</text:p>
          </table:table-cell>
          <table:table-cell office:value-type="string">
            <text:p>SniffTest - Manage gadget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Dashboard\Manage gadge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DAB_MAG_51</text:p>
          </table:table-cell>
          <table:table-cell office:value-type="string">
            <text:p>SniffTest - Manage gadge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Dashboard\Manage gadge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DAB_MAG_51</text:p>
          </table:table-cell>
          <table:table-cell office:value-type="string">
            <text:p>SniffTest - Manage gadge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Dashboard\Manage gadge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DAB_MAT_52</text:p>
          </table:table-cell>
          <table:table-cell table:style-name="ce16" office:value-type="string">
            <text:p>SniffTest - Manage tab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Dashboard\Manage tab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DAB_MAT_52</text:p>
          </table:table-cell>
          <table:table-cell table:style-name="ce16" office:value-type="string">
            <text:p>SniffTest - Manage tab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Dashboard\Manage tab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DAB_MAT_52</text:p>
          </table:table-cell>
          <table:table-cell table:style-name="ce16" office:value-type="string">
            <text:p>SniffTest - Manage tab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Dashboard\Manage tab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GNA_EDI_41</text:p>
          </table:table-cell>
          <table:table-cell office:value-type="string">
            <text:p>SniffTest - Change site's config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Layout\Site's confi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NA_EDI_41</text:p>
          </table:table-cell>
          <table:table-cell office:value-type="string">
            <text:p>SniffTest - Change site's config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Layout\Site's confi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NA_EDI_41</text:p>
          </table:table-cell>
          <table:table-cell office:value-type="string">
            <text:p>SniffTest - Change site's config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Layout\Site's confi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NA_EDI_42</text:p>
          </table:table-cell>
          <table:table-cell table:style-name="ce16" office:value-type="string">
            <text:p>SniffTest - Change container when edit layout for group's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Layout\Contain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NA_EDI_42</text:p>
          </table:table-cell>
          <table:table-cell table:style-name="ce16" office:value-type="string">
            <text:p>SniffTest - Change container when edit layout for group's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Layout\Contain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NA_EDI_42</text:p>
          </table:table-cell>
          <table:table-cell table:style-name="ce16" office:value-type="string">
            <text:p>SniffTest - Change container when edit layout for group's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Layout\Contain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GNA_EDI_43</text:p>
          </table:table-cell>
          <table:table-cell office:value-type="string">
            <text:p>SniffTest - Change application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Layout\App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NA_EDI_43</text:p>
          </table:table-cell>
          <table:table-cell office:value-type="string">
            <text:p>SniffTest - Change application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Layout\App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NA_EDI_43</text:p>
          </table:table-cell>
          <table:table-cell office:value-type="string">
            <text:p>SniffTest - Change application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Layout\App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NA_EDI_45</text:p>
          </table:table-cell>
          <table:table-cell table:style-name="ce16" office:value-type="string">
            <text:p>SniffTest - Manage node for group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Navigation\Manage Node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NA_EDI_45</text:p>
          </table:table-cell>
          <table:table-cell table:style-name="ce16" office:value-type="string">
            <text:p>SniffTest - Manage node for group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Navigation\Manage Node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NA_EDI_45</text:p>
          </table:table-cell>
          <table:table-cell table:style-name="ce16" office:value-type="string">
            <text:p>SniffTest - Manage node for grou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Navigation\Manage Node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GNA_EDI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NA_EDI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NA_EDI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NA_EDI_47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Navigation\Edit Node's page properties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NA_EDI_47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Navigation\Edit Node's page properties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NA_EDI_47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Navigation\Edit Node's page properties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GNA_EDI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 Change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NA_EDI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 Change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NA_EDI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 Change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NA_EDI_49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Navigation\Edit Node\ Change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NA_EDI_49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Navigation\Edit Node\ Change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NA_EDI_49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Navigation\Edit Node\ Change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GNA_EDI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 Add application into 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NA_EDI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 Add application into 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NA_EDI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 Add application into 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RO_ADM_12</text:p>
          </table:table-cell>
          <table:table-cell table:style-name="ce16" office:value-type="string">
            <text:p>SniffTest - Import applic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Import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ADM_12</text:p>
          </table:table-cell>
          <table:table-cell table:style-name="ce16" office:value-type="string">
            <text:p>SniffTest - Import applic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Import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ADM_12</text:p>
          </table:table-cell>
          <table:table-cell table:style-name="ce16" office:value-type="string">
            <text:p>SniffTest - Import applic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Import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GRO_ADM_13</text:p>
          </table:table-cell>
          <table:table-cell office:value-type="string">
            <text:p>SniffTest - Show or hide Import Application ic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Displa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ADM_13</text:p>
          </table:table-cell>
          <table:table-cell office:value-type="string">
            <text:p>SniffTest - Show or hide Import Application ic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Displa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ADM_13</text:p>
          </table:table-cell>
          <table:table-cell office:value-type="string">
            <text:p>SniffTest - Show or hide Import Application ic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Displa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RO_ADM_14</text:p>
          </table:table-cell>
          <table:table-cell table:style-name="ce16" office:value-type="string">
            <text:p>SniffTest - Manage category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Manage Catego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ADM_14</text:p>
          </table:table-cell>
          <table:table-cell table:style-name="ce16" office:value-type="string">
            <text:p>SniffTest - Manage categor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Manage Catego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ADM_14</text:p>
          </table:table-cell>
          <table:table-cell table:style-name="ce16" office:value-type="string">
            <text:p>SniffTest - Manage catego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Manage Catego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GRO_ADM_15</text:p>
          </table:table-cell>
          <table:table-cell office:value-type="string">
            <text:p>SniffTest - Add application into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Add App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ADM_15</text:p>
          </table:table-cell>
          <table:table-cell office:value-type="string">
            <text:p>SniffTest - Add application into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Add App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ADM_15</text:p>
          </table:table-cell>
          <table:table-cell office:value-type="string">
            <text:p>SniffTest - Add application into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Add App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RO_ADM_16</text:p>
          </table:table-cell>
          <table:table-cell table:style-name="ce16" office:value-type="string">
            <text:p>SniffTest - View Portlet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Port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ADM_16</text:p>
          </table:table-cell>
          <table:table-cell table:style-name="ce16" office:value-type="string">
            <text:p>SniffTest - View Portlet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Port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ADM_16</text:p>
          </table:table-cell>
          <table:table-cell table:style-name="ce16" office:value-type="string">
            <text:p>SniffTest - View Portlet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Port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GRO_ADM_17</text:p>
          </table:table-cell>
          <table:table-cell office:value-type="string">
            <text:p>SniffTest - Manage remote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Gadget\Remote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ADM_17</text:p>
          </table:table-cell>
          <table:table-cell office:value-type="string">
            <text:p>SniffTest - Manage remote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Gadget\Remote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ADM_17</text:p>
          </table:table-cell>
          <table:table-cell office:value-type="string">
            <text:p>SniffTest - Manage remote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Gadget\Remote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RO_ADM_18</text:p>
          </table:table-cell>
          <table:table-cell table:style-name="ce16" office:value-type="string">
            <text:p>SniffTest - Manage manual gadge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Gadget\Manua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ADM_18</text:p>
          </table:table-cell>
          <table:table-cell table:style-name="ce16" office:value-type="string">
            <text:p>SniffTest - Manage manual gadg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Gadget\Manua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ADM_18</text:p>
          </table:table-cell>
          <table:table-cell table:style-name="ce16" office:value-type="string">
            <text:p>SniffTest - Manage manual gadg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Gadget\Manua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GRO_ORG_07</text:p>
          </table:table-cell>
          <table:table-cell office:value-type="string">
            <text:p>SniffTest - Users Manage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User Management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ORG_07</text:p>
          </table:table-cell>
          <table:table-cell office:value-type="string">
            <text:p>SniffTest - Users Manage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User Management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ORG_07</text:p>
          </table:table-cell>
          <table:table-cell office:value-type="string">
            <text:p>SniffTest - Users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User Management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RO_ORG_08</text:p>
          </table:table-cell>
          <table:table-cell table:style-name="ce16" office:value-type="string">
            <text:p>SniffTest - Search us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Organization\User and group management\User Management\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ORG_08</text:p>
          </table:table-cell>
          <table:table-cell table:style-name="ce16" office:value-type="string">
            <text:p>SniffTest - Search us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Organization\User and group management\User Management\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ORG_08</text:p>
          </table:table-cell>
          <table:table-cell table:style-name="ce16" office:value-type="string">
            <text:p>SniffTest - Search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Organization\User and group management\User Management\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GRO_ORG_09</text:p>
          </table:table-cell>
          <table:table-cell office:value-type="string">
            <text:p>SniffTest - Groups Manage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Group Management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ORG_09</text:p>
          </table:table-cell>
          <table:table-cell office:value-type="string">
            <text:p>SniffTest - Groups Manage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Group Management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ORG_09</text:p>
          </table:table-cell>
          <table:table-cell office:value-type="string">
            <text:p>SniffTest - Groups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Group Management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RO_ORG_10</text:p>
          </table:table-cell>
          <table:table-cell table:style-name="ce16" office:value-type="string">
            <text:p>SniffTest - Add user into group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Organization\User and Group management\Group Management\Add us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ORG_10</text:p>
          </table:table-cell>
          <table:table-cell table:style-name="ce16" office:value-type="string">
            <text:p>SniffTest - Add user into group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Organization\User and Group management\Group Management\Add us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ORG_10</text:p>
          </table:table-cell>
          <table:table-cell table:style-name="ce16" office:value-type="string">
            <text:p>SniffTest - Add user into grou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Organization\User and Group management\Group Management\Add us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GRO_ORG_11</text:p>
          </table:table-cell>
          <table:table-cell office:value-type="string">
            <text:p>SniffTest - Memberships Manage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Membership Management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ORG_11</text:p>
          </table:table-cell>
          <table:table-cell office:value-type="string">
            <text:p>SniffTest - Memberships Manage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Membership Management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ORG_11</text:p>
          </table:table-cell>
          <table:table-cell office:value-type="string">
            <text:p>SniffTest - Memberships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Membership Management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MAN_EDI_30</text:p>
          </table:table-cell>
          <table:table-cell table:style-name="ce16" office:value-type="string">
            <text:p>SniffTest - Edit page for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Edit\Basic\page for porta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MAN_EDI_30</text:p>
          </table:table-cell>
          <table:table-cell table:style-name="ce16" office:value-type="string">
            <text:p>SniffTest - Edit page for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Edit\Basic\page for porta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MAN_EDI_30</text:p>
          </table:table-cell>
          <table:table-cell table:style-name="ce16" office:value-type="string">
            <text:p>SniffTest - Edit page for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Edit\Basic\page for porta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MAP_CRE_29</text:p>
          </table:table-cell>
          <table:table-cell office:value-type="string">
            <text:p>SniffTest - Add new page for portal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Basic\page for porta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MAP_CRE_29</text:p>
          </table:table-cell>
          <table:table-cell office:value-type="string">
            <text:p>SniffTest - Add new page for portal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Basic\page for porta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MAP_CRE_29</text:p>
          </table:table-cell>
          <table:table-cell office:value-type="string">
            <text:p>SniffTest - Add new page for portal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Basic\page for porta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MAP_CRE_39</text:p>
          </table:table-cell>
          <table:table-cell table:style-name="ce16" office:value-type="string">
            <text:p>SniffTest - Add new page for group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Create\Basic\page for grou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MAP_CRE_39</text:p>
          </table:table-cell>
          <table:table-cell table:style-name="ce16" office:value-type="string">
            <text:p>SniffTest - Add new page for group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Create\Basic\page for grou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MAP_CRE_39</text:p>
          </table:table-cell>
          <table:table-cell table:style-name="ce16" office:value-type="string">
            <text:p>SniffTest - Add new page for group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Create\Basic\page for grou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MAP_CRE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Basic\page for us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MAP_CRE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Basic\page for us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MAP_CRE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Basic\page for us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MAP_CRE_61</text:p>
          </table:table-cell>
          <table:table-cell table:style-name="ce16" office:value-type="string">
            <text:p>SniffTest - Manage page of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Create\Advanced\Porta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MAP_CRE_61</text:p>
          </table:table-cell>
          <table:table-cell table:style-name="ce16" office:value-type="string">
            <text:p>SniffTest - Manage page of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Create\Advanced\Porta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MAP_CRE_61</text:p>
          </table:table-cell>
          <table:table-cell table:style-name="ce16" office:value-type="string">
            <text:p>SniffTest - Manage page of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Create\Advanced\Porta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MAP_CRE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Advanced\Grou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MAP_CRE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Advanced\Grou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MAP_CRE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Advanced\Grou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MAP_CRE_63</text:p>
          </table:table-cell>
          <table:table-cell table:style-name="ce16" office:value-type="string">
            <text:p>SniffTest - Manage page of user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Create\Advanced\Us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MAP_CRE_63</text:p>
          </table:table-cell>
          <table:table-cell table:style-name="ce16" office:value-type="string">
            <text:p>SniffTest - Manage page of user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Create\Advanced\Us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MAP_CRE_63</text:p>
          </table:table-cell>
          <table:table-cell table:style-name="ce16" office:value-type="string">
            <text:p>SniffTest - Manage page of user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Create\Advanced\Us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MAP_EDI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Edit\Basic\page for grou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MAP_EDI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Edit\Basic\page for grou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MAP_EDI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Edit\Basic\page for grou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MAP_EDI_55</text:p>
          </table:table-cell>
          <table:table-cell table:style-name="ce16" office:value-type="string">
            <text:p>SniffTest - Edit page for us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Edit\Basic\page for us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MAP_EDI_55</text:p>
          </table:table-cell>
          <table:table-cell table:style-name="ce16" office:value-type="string">
            <text:p>SniffTest - Edit page for us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Edit\Basic\page for us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MAP_EDI_55</text:p>
          </table:table-cell>
          <table:table-cell table:style-name="ce16" office:value-type="string">
            <text:p>SniffTest - Edit page for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Edit\Basic\page for us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MAP_SEA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MAP_SEA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MAP_SEA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ADD_21</text:p>
          </table:table-cell>
          <table:table-cell table:style-name="ce16" office:value-type="string">
            <text:p>SniffTest - Create new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ADD_21</text:p>
          </table:table-cell>
          <table:table-cell table:style-name="ce16" office:value-type="string">
            <text:p>SniffTest - Create new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ADD_21</text:p>
          </table:table-cell>
          <table:table-cell table:style-name="ce16" office:value-type="string">
            <text:p>SniffTest - Create new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NA_CHP_23</text:p>
          </table:table-cell>
          <table:table-cell office:value-type="string">
            <text:p>SniffTest - Change using portal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change porta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CHP_23</text:p>
          </table:table-cell>
          <table:table-cell office:value-type="string">
            <text:p>SniffTest - Change using portal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change porta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CHP_23</text:p>
          </table:table-cell>
          <table:table-cell office:value-type="string">
            <text:p>SniffTest - Change using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change porta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DEL_22</text:p>
          </table:table-cell>
          <table:table-cell table:style-name="ce16" office:value-type="string">
            <text:p>SniffTest - Delete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DEL_22</text:p>
          </table:table-cell>
          <table:table-cell table:style-name="ce16" office:value-type="string">
            <text:p>SniffTest - Delete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DEL_22</text:p>
          </table:table-cell>
          <table:table-cell table:style-name="ce16" office:value-type="string">
            <text:p>SniffTest - Delete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NA_EDI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Site's confi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Site's confi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Site's confi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EDI_25</text:p>
          </table:table-cell>
          <table:table-cell table:style-name="ce16" office:value-type="string">
            <text:p>SniffTest - Change container in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Layout\Contain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25</text:p>
          </table:table-cell>
          <table:table-cell table:style-name="ce16" office:value-type="string">
            <text:p>SniffTest - Change container in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Layout\Contain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25</text:p>
          </table:table-cell>
          <table:table-cell table:style-name="ce16" office:value-type="string">
            <text:p>SniffTest - Change container in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Layout\Contain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NA_EDI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App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App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App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EDI_27</text:p>
          </table:table-cell>
          <table:table-cell table:style-name="ce16" office:value-type="string">
            <text:p>SniffTest - Add application into container in layout of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Layout\Add Application into contain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27</text:p>
          </table:table-cell>
          <table:table-cell table:style-name="ce16" office:value-type="string">
            <text:p>SniffTest - Add application into container in layout of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Layout\Add Application into contain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27</text:p>
          </table:table-cell>
          <table:table-cell table:style-name="ce16" office:value-type="string">
            <text:p>SniffTest - Add application into container in layout of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Layout\Add Application into contain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NA_EDI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Portal's confi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Portal's confi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Portal's confi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EDI_31</text:p>
          </table:table-cell>
          <table:table-cell table:style-name="ce16" office:value-type="string">
            <text:p>SniffTest - Manage node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Navigation\Manage Node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31</text:p>
          </table:table-cell>
          <table:table-cell table:style-name="ce16" office:value-type="string">
            <text:p>SniffTest - Manage node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Navigation\Manage Node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31</text:p>
          </table:table-cell>
          <table:table-cell table:style-name="ce16" office:value-type="string">
            <text:p>SniffTest - Manage node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Navigation\Manage Node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NA_EDI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EDI_33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Navigation\Edit Node's page properties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33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Navigation\Edit Node's page properties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33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Navigation\Edit Node's page properties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NA_EDI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 Change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 Change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 Change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EDI_35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Navigation\Edit Node\ Change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35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Navigation\Edit Node\ Change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35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Navigation\Edit Node\ Change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NA_EDI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 Add application into category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 Add application into category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 Add application into category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EDI_38</text:p>
          </table:table-cell>
          <table:table-cell table:style-name="ce16" office:value-type="string">
            <text:p>SniffTest - Edit priority for group naviga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age_Nav\Navigation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38</text:p>
          </table:table-cell>
          <table:table-cell table:style-name="ce16" office:value-type="string">
            <text:p>SniffTest - Edit priority for group naviga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age_Nav\Navigation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38</text:p>
          </table:table-cell>
          <table:table-cell table:style-name="ce16" office:value-type="string">
            <text:p>SniffTest - Edit priority for group navig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age_Nav\Navigation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NA_EDI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Add Application into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Add Application into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Add Application into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G_MAN_37</text:p>
          </table:table-cell>
          <table:table-cell table:style-name="ce16" office:value-type="string">
            <text:p>SniffTest - Manage Navigation of group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age_Nav\Navigation\Manage Navig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G_MAN_37</text:p>
          </table:table-cell>
          <table:table-cell table:style-name="ce16" office:value-type="string">
            <text:p>SniffTest - Manage Navigation of group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age_Nav\Navigation\Manage Navig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G_MAN_37</text:p>
          </table:table-cell>
          <table:table-cell table:style-name="ce16" office:value-type="string">
            <text:p>SniffTest - Manage Navigation of grou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age_Nav\Navigation\Manage Navig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RV_ACC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Group\Organization\New Staff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RV_ACC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Group\Organization\New Staff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RV_ACC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Group\Organization\New Staff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RV_AST_66</text:p>
          </table:table-cell>
          <table:table-cell table:style-name="ce16" office:value-type="string">
            <text:p>SniffTest - Change User Profil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rivate mode\Account Settings\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RV_AST_66</text:p>
          </table:table-cell>
          <table:table-cell table:style-name="ce16" office:value-type="string">
            <text:p>SniffTest - Change User Profil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rivate mode\Account Settings\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RV_AST_66</text:p>
          </table:table-cell>
          <table:table-cell table:style-name="ce16" office:value-type="string">
            <text:p>SniffTest - Change User Profi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rivate mode\Account Settings\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RV_AST_67</text:p>
          </table:table-cell>
          <table:table-cell office:value-type="string">
            <text:p>SniffTest - Change Password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Account Settings\Passwo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RV_AST_67</text:p>
          </table:table-cell>
          <table:table-cell office:value-type="string">
            <text:p>SniffTest - Change Password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Account Settings\Passwo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RV_AST_67</text:p>
          </table:table-cell>
          <table:table-cell office:value-type="string">
            <text:p>SniffTest - Change Password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Account Settings\Passwo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RV_LAG_64</text:p>
          </table:table-cell>
          <table:table-cell table:style-name="ce16" office:value-type="string">
            <text:p>SniffTest - Change language in private mod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rivate mode\Language Settin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RV_LAG_64</text:p>
          </table:table-cell>
          <table:table-cell table:style-name="ce16" office:value-type="string">
            <text:p>SniffTest - Change language in private mod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rivate mode\Language Settin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RV_LAG_64</text:p>
          </table:table-cell>
          <table:table-cell table:style-name="ce16" office:value-type="string">
            <text:p>SniffTest - Change language in private m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rivate mode\Language Settin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RV_SKI_65</text:p>
          </table:table-cell>
          <table:table-cell office:value-type="string">
            <text:p>SniffTest - Change sk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Skin Setting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RV_SKI_65</text:p>
          </table:table-cell>
          <table:table-cell office:value-type="string">
            <text:p>SniffTest - Change sk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Skin Setting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RV_SKI_65</text:p>
          </table:table-cell>
          <table:table-cell office:value-type="string">
            <text:p>SniffTest - Change sk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Skin Setting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UB_ACC_02</text:p>
          </table:table-cell>
          <table:table-cell table:style-name="ce16" office:value-type="string">
            <text:p>SniffTest - Register new accoun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ublic mode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UB_ACC_02</text:p>
          </table:table-cell>
          <table:table-cell table:style-name="ce16" office:value-type="string">
            <text:p>SniffTest - Register new accou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ublic mode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UB_ACC_02</text:p>
          </table:table-cell>
          <table:table-cell table:style-name="ce16" office:value-type="string">
            <text:p>SniffTest - Register new accou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ublic mode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UB_FOG_05</text:p>
          </table:table-cell>
          <table:table-cell office:value-type="string">
            <text:p>SniffTest - Forgot user name/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ublic mode\Forgot user name/passwo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UB_FOG_05</text:p>
          </table:table-cell>
          <table:table-cell office:value-type="string">
            <text:p>SniffTest - Forgot user name/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ublic mode\Forgot user name/passwo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UB_FOG_05</text:p>
          </table:table-cell>
          <table:table-cell office:value-type="string">
            <text:p>SniffTest - Forgot user name/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ublic mode\Forgot user name/passwo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UB_LAG_03</text:p>
          </table:table-cell>
          <table:table-cell table:style-name="ce16" office:value-type="string">
            <text:p>SniffTest - Change displaying language in public mod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ublic mode\Language Settin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UB_LAG_03</text:p>
          </table:table-cell>
          <table:table-cell table:style-name="ce16" office:value-type="string">
            <text:p>SniffTest - Change displaying language in public mod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ublic mode\Language Settin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UB_LAG_03</text:p>
          </table:table-cell>
          <table:table-cell table:style-name="ce16" office:value-type="string">
            <text:p>SniffTest - Change displaying language in public m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ublic mode\Language Settin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UB_REM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ublic mode\Remember my logi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UB_REM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ublic mode\Remember my logi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UB_REM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ublic mode\Remember my logi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SIT_LIN_19</text:p>
          </table:table-cell>
          <table:table-cell table:style-name="ce16" office:value-type="string">
            <text:p>SniffTest - Link to page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Site map\Link p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SIT_LIN_19</text:p>
          </table:table-cell>
          <table:table-cell table:style-name="ce16" office:value-type="string">
            <text:p>SniffTest - Link to pages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Site map\Link p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SIT_LIN_19</text:p>
          </table:table-cell>
          <table:table-cell table:style-name="ce16" office:value-type="string">
            <text:p>SniffTest - Link to page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Site map\Link p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SIT_SHP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Site map\Show or hide 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SIT_SHP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Site map\Show or hide 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SIT_SHP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Site map\Show or hide 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UNA_EDI_56</text:p>
          </table:table-cell>
          <table:table-cell table:style-name="ce16" office:value-type="string">
            <text:p>SniffTest - Change site's config when edit layout for user's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user Navigation\Edit\Edit Layout\Site's confi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UNA_EDI_56</text:p>
          </table:table-cell>
          <table:table-cell table:style-name="ce16" office:value-type="string">
            <text:p>SniffTest - Change site's config when edit layout for user's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user Navigation\Edit\Edit Layout\Site's confi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UNA_EDI_56</text:p>
          </table:table-cell>
          <table:table-cell table:style-name="ce16" office:value-type="string">
            <text:p>SniffTest - Change site's config when edit layout for user's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user Navigation\Edit\Edit Layout\Site's confi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UNA_EDI_57</text:p>
          </table:table-cell>
          <table:table-cell office:value-type="string">
            <text:p>SniffTest - Change container when edit layout for user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User Navigation\Edit\Edit Layout\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UNA_EDI_57</text:p>
          </table:table-cell>
          <table:table-cell office:value-type="string">
            <text:p>SniffTest - Change container when edit layout for user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User Navigation\Edit\Edit Layout\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UNA_EDI_57</text:p>
          </table:table-cell>
          <table:table-cell office:value-type="string">
            <text:p>SniffTest - Change container when edit layout for user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User Navigation\Edit\Edit Layout\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UNA_EDI_58</text:p>
          </table:table-cell>
          <table:table-cell table:style-name="ce16" office:value-type="string">
            <text:p>SniffTest - Change application when edit layout for user's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User Navigation\Edit\Edit Layout\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UNA_EDI_58</text:p>
          </table:table-cell>
          <table:table-cell table:style-name="ce16" office:value-type="string">
            <text:p>SniffTest - Change application when edit layout for user's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User Navigation\Edit\Edit Layout\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UNA_EDI_58</text:p>
          </table:table-cell>
          <table:table-cell table:style-name="ce16" office:value-type="string">
            <text:p>SniffTest - Change application when edit layout for user's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User Navigation\Edit\Edit Layout\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UNA_EDI_59</text:p>
          </table:table-cell>
          <table:table-cell office:value-type="string">
            <text:p>SniffTest - Add application into container when edit layout for user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User Navigation\Edit\Edit Layout\Add Application into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UNA_EDI_59</text:p>
          </table:table-cell>
          <table:table-cell office:value-type="string">
            <text:p>SniffTest - Add application into container when edit layout for user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User Navigation\Edit\Edit Layout\Add Application into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UNA_EDI_59</text:p>
          </table:table-cell>
          <table:table-cell office:value-type="string">
            <text:p>SniffTest - Add application into container when edit layout for user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User Navigation\Edit\Edit Layout\Add Application into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ANS_01</text:p>
          </table:table-cell>
          <table:table-cell table:style-name="ce16" office:value-type="string">
            <text:p>SniffTest - Basic action on answer (Add/Edit/Delete)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Answer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ANS_01</text:p>
          </table:table-cell>
          <table:table-cell table:style-name="ce16" office:value-type="string">
            <text:p>SniffTest - Basic action on answer (Add/Edit/Delete)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Answer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ANS_01</text:p>
          </table:table-cell>
          <table:table-cell table:style-name="ce16" office:value-type="string">
            <text:p>SniffTest - Basic action on answer 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Answer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ANS_ANS_02</text:p>
          </table:table-cell>
          <table:table-cell office:value-type="string">
            <text:p>SniffTest - Rate/Sort answer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Answer\Rate_And_S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ANS_02</text:p>
          </table:table-cell>
          <table:table-cell office:value-type="string">
            <text:p>SniffTest - Rate/Sort answers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Answer\Rate_And_S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ANS_02</text:p>
          </table:table-cell>
          <table:table-cell office:value-type="string">
            <text:p>SniffTest - Rate/Sort answer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Answer\Rate_And_S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ANS_03</text:p>
          </table:table-cell>
          <table:table-cell table:style-name="ce16" office:value-type="string">
            <text:p>SniffTest - Activate/Approve answ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Answer\Active_And_Appr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ANS_03</text:p>
          </table:table-cell>
          <table:table-cell table:style-name="ce16" office:value-type="string">
            <text:p>SniffTest - Activate/Approve answe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Answer\Active_And_Appr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ANS_03</text:p>
          </table:table-cell>
          <table:table-cell table:style-name="ce16" office:value-type="string">
            <text:p>SniffTest - Activate/Approve answ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Answer\Active_And_Appr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ANS_ANS_04</text:p>
          </table:table-cell>
          <table:table-cell office:value-type="string">
            <text:p>SniffTest - Manage Comment in Question (Add/Edit/Delete/Promo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Answer\Manage_Com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ANS_04</text:p>
          </table:table-cell>
          <table:table-cell office:value-type="string">
            <text:p>SniffTest - Manage Comment in Question (Add/Edit/Delete/Promo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Answer\Manage_Com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ANS_04</text:p>
          </table:table-cell>
          <table:table-cell office:value-type="string">
            <text:p>SniffTest - Manage Comment in Question (Add/Edit/Delete/Promo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Answer\Manage_Com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CAT_01</text:p>
          </table:table-cell>
          <table:table-cell table:style-name="ce16" office:value-type="string">
            <text:p>SniffTest - Manage Category(Add/Edit/Delete/Mov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Category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CAT_01</text:p>
          </table:table-cell>
          <table:table-cell table:style-name="ce16" office:value-type="string">
            <text:p>SniffTest - Manage Category(Add/Edit/Delete/Mov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Category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CAT_01</text:p>
          </table:table-cell>
          <table:table-cell table:style-name="ce16" office:value-type="string">
            <text:p>SniffTest - Manage Category(Add/Edit/Delete/Mov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Category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ANS_CAT_02</text:p>
          </table:table-cell>
          <table:table-cell office:value-type="string">
            <text:p>SniffTest - Drag and Drop catego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Category\Drag_Dro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CAT_02</text:p>
          </table:table-cell>
          <table:table-cell office:value-type="string">
            <text:p>SniffTest - Drag and Drop catego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Category\Drag_Dro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CAT_02</text:p>
          </table:table-cell>
          <table:table-cell office:value-type="string">
            <text:p>SniffTest - Drag and Drop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Category\Drag_Dro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CAT_03</text:p>
          </table:table-cell>
          <table:table-cell table:style-name="ce16" office:value-type="string">
            <text:p>SniffTest - Export/Import categor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Category\Export 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CAT_03</text:p>
          </table:table-cell>
          <table:table-cell table:style-name="ce16" office:value-type="string">
            <text:p>SniffTest - Export/Import category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Category\Export 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CAT_03</text:p>
          </table:table-cell>
          <table:table-cell table:style-name="ce16" office:value-type="string">
            <text:p>SniffTest - Export/Import catego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Category\Export 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ANS_CAT_04</text:p>
          </table:table-cell>
          <table:table-cell office:value-type="string">
            <text:p>SniffTest - Watch/Unwatch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Category\Watch_Unwat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CAT_04</text:p>
          </table:table-cell>
          <table:table-cell office:value-type="string">
            <text:p>SniffTest - Watch/Unwatch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Category\Watch_Unwat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CAT_04</text:p>
          </table:table-cell>
          <table:table-cell office:value-type="string">
            <text:p>SniffTest - Watch/Unwatch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Category\Watch_Unwat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QUE_01</text:p>
          </table:table-cell>
          <table:table-cell table:style-name="ce16" office:value-type="string">
            <text:p>SniffTest - Basic action on question(Add/Edit/Delete/Mov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Question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QUE_01</text:p>
          </table:table-cell>
          <table:table-cell table:style-name="ce16" office:value-type="string">
            <text:p>SniffTest - Basic action on question(Add/Edit/Delete/Mov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Question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QUE_01</text:p>
          </table:table-cell>
          <table:table-cell table:style-name="ce16" office:value-type="string">
            <text:p>SniffTest - Basic action on question(Add/Edit/Delete/Mov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Question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ANS_QUE_02</text:p>
          </table:table-cell>
          <table:table-cell office:value-type="string">
            <text:p>SniffTest - Vote ques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Question\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QUE_02</text:p>
          </table:table-cell>
          <table:table-cell office:value-type="string">
            <text:p>SniffTest - Vote ques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Question\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QUE_02</text:p>
          </table:table-cell>
          <table:table-cell office:value-type="string">
            <text:p>SniffTest - Vote question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Question\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QUE_03</text:p>
          </table:table-cell>
          <table:table-cell table:style-name="ce16" office:value-type="string">
            <text:p>SniffTest - Send to friend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Question\Se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QUE_03</text:p>
          </table:table-cell>
          <table:table-cell table:style-name="ce16" office:value-type="string">
            <text:p>SniffTest - Send to friend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Question\Se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QUE_03</text:p>
          </table:table-cell>
          <table:table-cell table:style-name="ce16" office:value-type="string">
            <text:p>SniffTest - Send to frien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Question\Se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ANS_QUE_04</text:p>
          </table:table-cell>
          <table:table-cell office:value-type="string">
            <text:p>SniffTest - Manage Ques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Question\Manage_Ques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QUE_04</text:p>
          </table:table-cell>
          <table:table-cell office:value-type="string">
            <text:p>SniffTest - Manage Ques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Question\Manage_Ques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QUE_04</text:p>
          </table:table-cell>
          <table:table-cell office:value-type="string">
            <text:p>SniffTest - Manage Ques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Question\Manage_Ques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Search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Search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Search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ANS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Search_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Search_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Search_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SET_01</text:p>
          </table:table-cell>
          <table:table-cell table:style-name="ce16" office:value-type="string">
            <text:p>SniffTest - Setting Answer portle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Setting 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SET_01</text:p>
          </table:table-cell>
          <table:table-cell table:style-name="ce16" office:value-type="string">
            <text:p>SniffTest - Setting Answer portl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Setting 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SET_01</text:p>
          </table:table-cell>
          <table:table-cell table:style-name="ce16" office:value-type="string">
            <text:p>SniffTest - Setting Answer portl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Setting 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AQ_BRS_01</text:p>
          </table:table-cell>
          <table:table-cell office:value-type="string">
            <text:p>SniffTest - Browse Category/Sub-catego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AQ\Browse_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AQ_BRS_01</text:p>
          </table:table-cell>
          <table:table-cell office:value-type="string">
            <text:p>SniffTest - Browse Category/Sub-catego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AQ\Browse_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AQ_BRS_01</text:p>
          </table:table-cell>
          <table:table-cell office:value-type="string">
            <text:p>SniffTest - Browse Category/Sub-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AQ\Browse_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AQ_SET_01</text:p>
          </table:table-cell>
          <table:table-cell table:style-name="ce16" office:value-type="string">
            <text:p>SniffTest - Setting FAQ portle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AQ\Setting_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AQ_SET_01</text:p>
          </table:table-cell>
          <table:table-cell table:style-name="ce16" office:value-type="string">
            <text:p>SniffTest - Setting FAQ portl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AQ\Setting_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AQ_SET_01</text:p>
          </table:table-cell>
          <table:table-cell table:style-name="ce16" office:value-type="string">
            <text:p>SniffTest - Setting FAQ portl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AQ\Setting_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AQ_VIE_01</text:p>
          </table:table-cell>
          <table:table-cell office:value-type="string">
            <text:p>SniffTest - View question detail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AQ\View_Ques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AQ_VIE_01</text:p>
          </table:table-cell>
          <table:table-cell office:value-type="string">
            <text:p>SniffTest - View question detail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AQ\View_Ques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AQ_VIE_01</text:p>
          </table:table-cell>
          <table:table-cell office:value-type="string">
            <text:p>SniffTest - View question det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AQ\View_Ques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BAN_01</text:p>
          </table:table-cell>
          <table:table-cell table:style-name="ce16" office:value-type="string">
            <text:p>SniffTest - Ban IP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Administration\Ban_I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BAN_01</text:p>
          </table:table-cell>
          <table:table-cell table:style-name="ce16" office:value-type="string">
            <text:p>SniffTest - Ban IP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Administration\Ban_I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BAN_01</text:p>
          </table:table-cell>
          <table:table-cell table:style-name="ce16" office:value-type="string">
            <text:p>SniffTest - Ban I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Administration\Ban_I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OR_BBC_01</text:p>
          </table:table-cell>
          <table:table-cell office:value-type="string">
            <text:p>SniffTest - Manage BB cod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Administration\Manage_BB_Co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BBC_01</text:p>
          </table:table-cell>
          <table:table-cell office:value-type="string">
            <text:p>SniffTest - Manage BB cod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Administration\Manage_BB_Co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BBC_01</text:p>
          </table:table-cell>
          <table:table-cell office:value-type="string">
            <text:p>SniffTest - Manage BB c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Administration\Manage_BB_Co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BOO_01</text:p>
          </table:table-cell>
          <table:table-cell table:style-name="ce16" office:value-type="string">
            <text:p>SniffTest - Bookmark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Bookmar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BOO_01</text:p>
          </table:table-cell>
          <table:table-cell table:style-name="ce16" office:value-type="string">
            <text:p>SniffTest - Bookmark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Bookmar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BOO_01</text:p>
          </table:table-cell>
          <table:table-cell table:style-name="ce16" office:value-type="string">
            <text:p>SniffTest - Bookmark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Bookmar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OR_CAT_01</text:p>
          </table:table-cell>
          <table:table-cell office:value-type="string">
            <text:p>SniffTest - Basic action on Category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Category\Basic_Actions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CAT_01</text:p>
          </table:table-cell>
          <table:table-cell office:value-type="string">
            <text:p>SniffTest - Basic action on Category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Category\Basic_Actions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CAT_01</text:p>
          </table:table-cell>
          <table:table-cell office:value-type="string">
            <text:p>SniffTest - Basic action on Category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Category\Basic_Actions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CAT_02</text:p>
          </table:table-cell>
          <table:table-cell table:style-name="ce16" office:value-type="string">
            <text:p>SniffTest - Import/Export category &amp; forum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Category\Import_Ex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CAT_02</text:p>
          </table:table-cell>
          <table:table-cell table:style-name="ce16" office:value-type="string">
            <text:p>SniffTest - Import/Export category &amp; forum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Category\Import_Ex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CAT_02</text:p>
          </table:table-cell>
          <table:table-cell table:style-name="ce16" office:value-type="string">
            <text:p>SniffTest - Import/Export category &amp; forum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Category\Import_Ex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OR_FOR_01</text:p>
          </table:table-cell>
          <table:table-cell office:value-type="string">
            <text:p>SniffTest - Basic action on Forum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Forum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FOR_01</text:p>
          </table:table-cell>
          <table:table-cell office:value-type="string">
            <text:p>SniffTest - Basic action on Forum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Forum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FOR_01</text:p>
          </table:table-cell>
          <table:table-cell office:value-type="string">
            <text:p>SniffTest - Basic action on Forum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Forum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FOR_02</text:p>
          </table:table-cell>
          <table:table-cell table:style-name="ce16" office:value-type="string">
            <text:p>SniffTest - More action on Forum(Lock/Unlock/Open/Close)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Forum\More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FOR_02</text:p>
          </table:table-cell>
          <table:table-cell table:style-name="ce16" office:value-type="string">
            <text:p>SniffTest - More action on Forum(Lock/Unlock/Open/Close)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Forum\More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FOR_02</text:p>
          </table:table-cell>
          <table:table-cell table:style-name="ce16" office:value-type="string">
            <text:p>SniffTest - More action on Forum(Lock/Unlock/Open/Clos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Forum\More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OR_MAN_01</text:p>
          </table:table-cell>
          <table:table-cell office:value-type="string">
            <text:p>SniffTest - User manageme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User_Manage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MAN_01</text:p>
          </table:table-cell>
          <table:table-cell office:value-type="string">
            <text:p>SniffTest - User managemen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User_Manage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MAN_01</text:p>
          </table:table-cell>
          <table:table-cell office:value-type="string">
            <text:p>SniffTest - User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User_Manage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POS_01</text:p>
          </table:table-cell>
          <table:table-cell table:style-name="ce16" office:value-type="string">
            <text:p>SniffTest - Basic action on Post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Post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POS_01</text:p>
          </table:table-cell>
          <table:table-cell table:style-name="ce16" office:value-type="string">
            <text:p>SniffTest - Basic action on Post 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Post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POS_01</text:p>
          </table:table-cell>
          <table:table-cell table:style-name="ce16" office:value-type="string">
            <text:p>SniffTest - Basic action on Post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Post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OR_PRI_01</text:p>
          </table:table-cell>
          <table:table-cell office:value-type="string">
            <text:p>SniffTest - Private mess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Private_Mess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PRI_01</text:p>
          </table:table-cell>
          <table:table-cell office:value-type="string">
            <text:p>SniffTest - Private mess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Private_Mess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PRI_01</text:p>
          </table:table-cell>
          <table:table-cell office:value-type="string">
            <text:p>SniffTest - Private mess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Private_Mess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Search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Search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Search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OR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Search\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Search\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Search\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SET_01</text:p>
          </table:table-cell>
          <table:table-cell table:style-name="ce16" office:value-type="string">
            <text:p>SniffTest - Setting Forum portle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Setting_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SET_01</text:p>
          </table:table-cell>
          <table:table-cell table:style-name="ce16" office:value-type="string">
            <text:p>SniffTest - Setting Forum portlet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Setting_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SET_01</text:p>
          </table:table-cell>
          <table:table-cell table:style-name="ce16" office:value-type="string">
            <text:p>SniffTest - Setting Forum portl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Setting_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OR_TOP_01</text:p>
          </table:table-cell>
          <table:table-cell office:value-type="string">
            <text:p>SniffTest - Basic action on Topic 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Topic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TOP_01</text:p>
          </table:table-cell>
          <table:table-cell office:value-type="string">
            <text:p>SniffTest - Basic action on Topic 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Topic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TOP_01</text:p>
          </table:table-cell>
          <table:table-cell office:value-type="string">
            <text:p>SniffTest - Basic action on Topic 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Topic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TOP_02</text:p>
          </table:table-cell>
          <table:table-cell table:style-name="ce16" office:value-type="string">
            <text:p>SniffTest - More action on Topic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Topic\More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TOP_02</text:p>
          </table:table-cell>
          <table:table-cell table:style-name="ce16" office:value-type="string">
            <text:p>SniffTest - More action on Topic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Topic\More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TOP_02</text:p>
          </table:table-cell>
          <table:table-cell table:style-name="ce16" office:value-type="string">
            <text:p>SniffTest - More action on Topic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Topic\More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OR_TOP_03</text:p>
          </table:table-cell>
          <table:table-cell office:value-type="string">
            <text:p>SniffTest - Tag for topic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Topic\Ta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TOP_03</text:p>
          </table:table-cell>
          <table:table-cell office:value-type="string">
            <text:p>SniffTest - Tag for topic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Topic\Ta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TOP_03</text:p>
          </table:table-cell>
          <table:table-cell office:value-type="string">
            <text:p>SniffTest - Tag for 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Topic\Ta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TOP_04</text:p>
          </table:table-cell>
          <table:table-cell table:style-name="ce16" office:value-type="string">
            <text:p>SniffTest - Rate topic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Topic\R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TOP_04</text:p>
          </table:table-cell>
          <table:table-cell table:style-name="ce16" office:value-type="string">
            <text:p>SniffTest - Rate topic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Topic\R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TOP_04</text:p>
          </table:table-cell>
          <table:table-cell table:style-name="ce16" office:value-type="string">
            <text:p>SniffTest - Rate topic</text:p>
          </table:table-cell>
          <table:table-cell office:value-type="string">
            <text:p>Low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Topic\R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OR_TOP_05</text:p>
          </table:table-cell>
          <table:table-cell office:value-type="string">
            <text:p>SniffTest - Manage Poll in topic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Topic\Manage_Pol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TOP_05</text:p>
          </table:table-cell>
          <table:table-cell office:value-type="string">
            <text:p>SniffTest - Manage Poll in topic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Topic\Manage_Pol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TOP_05</text:p>
          </table:table-cell>
          <table:table-cell office:value-type="string">
            <text:p>SniffTest - Manage Poll in 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Topic\Manage_Pol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USE_01</text:p>
          </table:table-cell>
          <table:table-cell table:style-name="ce16" office:value-type="string">
            <text:p>SniffTest - User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User_Settin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USE_01</text:p>
          </table:table-cell>
          <table:table-cell table:style-name="ce16" office:value-type="string">
            <text:p>SniffTest - User Setting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User_Settin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USE_01</text:p>
          </table:table-cell>
          <table:table-cell table:style-name="ce16" office:value-type="string">
            <text:p>SniffTest - User Set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User_Settin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OR_WAT_01</text:p>
          </table:table-cell>
          <table:table-cell office:value-type="string">
            <text:p>SniffTest - Watch&amp;Unwatch category/forum/topic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Watch_Unwat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WAT_01</text:p>
          </table:table-cell>
          <table:table-cell office:value-type="string">
            <text:p>SniffTest - Watch&amp;Unwatch category/forum/topic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Watch_Unwat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WAT_01</text:p>
          </table:table-cell>
          <table:table-cell office:value-type="string">
            <text:p>SniffTest - Watch&amp;Unwatch category/forum/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Watch_Unwat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WIK_PAG_01</text:p>
          </table:table-cell>
          <table:table-cell table:style-name="ce16" office:value-type="string">
            <text:p>SniffTest - Create Page with Plain Text Edito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Default"/>
          <table:table-cell table:style-name="ce16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Page\Plain Text Edito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WIK_PAG_01</text:p>
          </table:table-cell>
          <table:table-cell table:style-name="ce16" office:value-type="string">
            <text:p>SniffTest - Create Page with Plain Text Edito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Default"/>
          <table:table-cell table:style-name="ce16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Page\Plain Text Edito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WIK_PAG_01</text:p>
          </table:table-cell>
          <table:table-cell table:style-name="ce16" office:value-type="string">
            <text:p>SniffTest - Create Page with Plain Text Edito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Default"/>
          <table:table-cell table:style-name="ce16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Page\Plain Text Edito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WIK_PAG_02</text:p>
          </table:table-cell>
          <table:table-cell office:value-type="string">
            <text:p>SniffTest - Create Page with Rich Text Edito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Page\Rich Text Edito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WIK_PAG_02</text:p>
          </table:table-cell>
          <table:table-cell office:value-type="string">
            <text:p>SniffTest - Create Page with Rich Text Edito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Page\Rich Text Edito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WIK_PAG_02</text:p>
          </table:table-cell>
          <table:table-cell office:value-type="string">
            <text:p>SniffTest - Create Page with Rich Text Edit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Page\Rich Text Edito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WIK_PAG_03</text:p>
          </table:table-cell>
          <table:table-cell table:style-name="ce16" office:value-type="string">
            <text:p>SniffTest - Edit Paragraph in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Default"/>
          <table:table-cell table:style-name="ce16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Edit\Paragrap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WIK_PAG_03</text:p>
          </table:table-cell>
          <table:table-cell table:style-name="ce16" office:value-type="string">
            <text:p>SniffTest - Edit Paragraph in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Default"/>
          <table:table-cell table:style-name="ce16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Edit\Paragrap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WIK_PAG_03</text:p>
          </table:table-cell>
          <table:table-cell table:style-name="ce16" office:value-type="string">
            <text:p>SniffTest - Edit Paragraph in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Default"/>
          <table:table-cell table:style-name="ce16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Edit\Paragrap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WIK_PAG_04</text:p>
          </table:table-cell>
          <table:table-cell office:value-type="string">
            <text:p>SniffTest - Rename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Renam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WIK_PAG_04</text:p>
          </table:table-cell>
          <table:table-cell office:value-type="string">
            <text:p>SniffTest - Rename P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Renam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WIK_PAG_04</text:p>
          </table:table-cell>
          <table:table-cell office:value-type="string">
            <text:p>SniffTest - Rename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Renam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WIK_PAG_05</text:p>
          </table:table-cell>
          <table:table-cell table:style-name="ce16" office:value-type="string">
            <text:p>SniffTest - Move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Default"/>
          <table:table-cell table:style-name="ce16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M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WIK_PAG_05</text:p>
          </table:table-cell>
          <table:table-cell table:style-name="ce16" office:value-type="string">
            <text:p>SniffTest - Move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Default"/>
          <table:table-cell table:style-name="ce16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M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WIK_PAG_05</text:p>
          </table:table-cell>
          <table:table-cell table:style-name="ce16" office:value-type="string">
            <text:p>SniffTest - Move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Default"/>
          <table:table-cell table:style-name="ce16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M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WIK_PAG_06</text:p>
          </table:table-cell>
          <table:table-cell office:value-type="string">
            <text:p>SniffTest - Watch/Unwatch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Wat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WIK_PAG_06</text:p>
          </table:table-cell>
          <table:table-cell office:value-type="string">
            <text:p>SniffTest - Watch/Unwatch P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Wat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WIK_PAG_06</text:p>
          </table:table-cell>
          <table:table-cell office:value-type="string">
            <text:p>SniffTest - Watch/Unwatch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Wat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WIK_PAG_07</text:p>
          </table:table-cell>
          <table:table-cell table:style-name="ce16" office:value-type="string">
            <text:p>SniffTest - Attachmen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Default"/>
          <table:table-cell table:style-name="ce16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Attachment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WIK_PAG_07</text:p>
          </table:table-cell>
          <table:table-cell table:style-name="ce16" office:value-type="string">
            <text:p>SniffTest - Attachme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Default"/>
          <table:table-cell table:style-name="ce16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Attachment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WIK_PAG_07</text:p>
          </table:table-cell>
          <table:table-cell table:style-name="ce16" office:value-type="string">
            <text:p>SniffTest - Attachm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Default"/>
          <table:table-cell table:style-name="ce16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Attachment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WIK_PAG_08</text:p>
          </table:table-cell>
          <table:table-cell office:value-type="string">
            <text:p>SniffTest - Page info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Page_Info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WIK_PAG_08</text:p>
          </table:table-cell>
          <table:table-cell office:value-type="string">
            <text:p>SniffTest - Page info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Page_Info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WIK_PAG_08</text:p>
          </table:table-cell>
          <table:table-cell office:value-type="string">
            <text:p>SniffTest - Page info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Page_Info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WIK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Default"/>
          <table:table-cell table:style-name="ce16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WIK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Default"/>
          <table:table-cell table:style-name="ce16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WIK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Default"/>
          <table:table-cell table:style-name="ce16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WIK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WIK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WIK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17</text:p>
          </table:table-cell>
          <table:table-cell table:style-name="ce16" office:value-type="string">
            <text:p>SniffTest - Check People listing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Li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17</text:p>
          </table:table-cell>
          <table:table-cell table:style-name="ce16" office:value-type="string">
            <text:p>SniffTest - Check People list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Li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17</text:p>
          </table:table-cell>
          <table:table-cell table:style-name="ce16" office:value-type="string">
            <text:p>SniffTest - Check People lis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Li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PEO_18</text:p>
          </table:table-cell>
          <table:table-cell office:value-type="string">
            <text:p>SniffTest - Search peopl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18</text:p>
          </table:table-cell>
          <table:table-cell office:value-type="string">
            <text:p>SniffTest - Search peop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18</text:p>
          </table:table-cell>
          <table:table-cell office:value-type="string">
            <text:p>SniffTest - Search peop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19</text:p>
          </table:table-cell>
          <table:table-cell table:style-name="ce16" office:value-type="string">
            <text:p>SniffTest - Accept/Deny Invitation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Invi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19</text:p>
          </table:table-cell>
          <table:table-cell table:style-name="ce16" office:value-type="string">
            <text:p>SniffTest - Accept/Deny Invitation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Invi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19</text:p>
          </table:table-cell>
          <table:table-cell table:style-name="ce16" office:value-type="string">
            <text:p>SniffTest - Accept/Deny Invitation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Invi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PEO_20</text:p>
          </table:table-cell>
          <table:table-cell office:value-type="string">
            <text:p>SniffTest - Network lis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Networ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20</text:p>
          </table:table-cell>
          <table:table-cell office:value-type="string">
            <text:p>SniffTest - Network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Networ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20</text:p>
          </table:table-cell>
          <table:table-cell office:value-type="string">
            <text:p>SniffTest - Network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Networ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21</text:p>
          </table:table-cell>
          <table:table-cell table:style-name="ce16" office:value-type="string">
            <text:p>SniffTest - Incoming lis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Received Invita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21</text:p>
          </table:table-cell>
          <table:table-cell table:style-name="ce16" office:value-type="string">
            <text:p>SniffTest - Incoming lis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Received Invita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21</text:p>
          </table:table-cell>
          <table:table-cell table:style-name="ce16" office:value-type="string">
            <text:p>SniffTest - Incoming li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Received Invita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PEO_22</text:p>
          </table:table-cell>
          <table:table-cell office:value-type="string">
            <text:p>SniffTest - Outgoing lis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Pending Request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22</text:p>
          </table:table-cell>
          <table:table-cell office:value-type="string">
            <text:p>SniffTest - Outgoing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Pending Request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22</text:p>
          </table:table-cell>
          <table:table-cell office:value-type="string">
            <text:p>SniffTest - Outgoing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Pending Request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23</text:p>
          </table:table-cell>
          <table:table-cell table:style-name="ce16" office:value-type="string">
            <text:p>SniffTest - Add User's Activity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Activities/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23</text:p>
          </table:table-cell>
          <table:table-cell table:style-name="ce16" office:value-type="string">
            <text:p>SniffTest - Add User's Activit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Activities/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23</text:p>
          </table:table-cell>
          <table:table-cell table:style-name="ce16" office:value-type="string">
            <text:p>SniffTest - Add User's Activit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Activities/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PEO_24</text:p>
          </table:table-cell>
          <table:table-cell office:value-type="string">
            <text:p>SniffTest - Actions on Activit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Activities/Ac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24</text:p>
          </table:table-cell>
          <table:table-cell office:value-type="string">
            <text:p>SniffTest - Actions on Activit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Activities/Ac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24</text:p>
          </table:table-cell>
          <table:table-cell office:value-type="string">
            <text:p>SniffTest - Actions on Activit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Activities/Ac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25</text:p>
          </table:table-cell>
          <table:table-cell table:style-name="ce16" office:value-type="string">
            <text:p>SniffTest - View activities of other us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Other User/Activit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25</text:p>
          </table:table-cell>
          <table:table-cell table:style-name="ce16" office:value-type="string">
            <text:p>SniffTest - View activities of other use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Other User/Activit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25</text:p>
          </table:table-cell>
          <table:table-cell table:style-name="ce16" office:value-type="string">
            <text:p>SniffTest - View activities of other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Other User/Activit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PEO_26</text:p>
          </table:table-cell>
          <table:table-cell office:value-type="string">
            <text:p>SniffTest - View and Edit user's profil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Profile/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26</text:p>
          </table:table-cell>
          <table:table-cell office:value-type="string">
            <text:p>SniffTest - View and Edit user's pro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Profile/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26</text:p>
          </table:table-cell>
          <table:table-cell office:value-type="string">
            <text:p>SniffTest - View and Edit user's pro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Profile/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27</text:p>
          </table:table-cell>
          <table:table-cell table:style-name="ce16" office:value-type="string">
            <text:p>SniffTest - View profile of other us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Other User/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27</text:p>
          </table:table-cell>
          <table:table-cell table:style-name="ce16" office:value-type="string">
            <text:p>SniffTest - View profile of other use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Other User/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27</text:p>
          </table:table-cell>
          <table:table-cell table:style-name="ce16" office:value-type="string">
            <text:p>SniffTest - View profile of other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Other User/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PEO_28</text:p>
          </table:table-cell>
          <table:table-cell office:value-type="string">
            <text:p>SniffTest - Drag &amp; drop gadget in Dashboar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Dashboard/Drag and Dro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28</text:p>
          </table:table-cell>
          <table:table-cell office:value-type="string">
            <text:p>SniffTest - Drag &amp; drop gadget in Dashboard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Dashboard/Drag and Dro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28</text:p>
          </table:table-cell>
          <table:table-cell office:value-type="string">
            <text:p>SniffTest - Drag &amp; drop gadget in Dashbo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Dashboard/Drag and Dro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29</text:p>
          </table:table-cell>
          <table:table-cell table:style-name="ce16" office:value-type="string">
            <text:p>SniffTest - Share and View link for friend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Dashboard/View lin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29</text:p>
          </table:table-cell>
          <table:table-cell table:style-name="ce16" office:value-type="string">
            <text:p>SniffTest - Share and View link for friend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Dashboard/View lin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29</text:p>
          </table:table-cell>
          <table:table-cell table:style-name="ce16" office:value-type="string">
            <text:p>SniffTest - Share and View link for frien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Dashboard/View lin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PEO_30</text:p>
          </table:table-cell>
          <table:table-cell office:value-type="string">
            <text:p>SniffTest - View Connections list of other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Other User/Networ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30</text:p>
          </table:table-cell>
          <table:table-cell office:value-type="string">
            <text:p>SniffTest - View Connections list of other use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Other User/Networ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30</text:p>
          </table:table-cell>
          <table:table-cell office:value-type="string">
            <text:p>SniffTest - View Connections list of othe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Other User/Networ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02</text:p>
          </table:table-cell>
          <table:table-cell table:style-name="ce16" office:value-type="string">
            <text:p>SniffTest - Manage Spac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Man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02</text:p>
          </table:table-cell>
          <table:table-cell table:style-name="ce16" office:value-type="string">
            <text:p>SniffTest - Manage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Man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02</text:p>
          </table:table-cell>
          <table:table-cell table:style-name="ce16" office:value-type="string">
            <text:p>SniffTest - Manage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Man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SPC_03</text:p>
          </table:table-cell>
          <table:table-cell office:value-type="string">
            <text:p>SniffTest - Search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03</text:p>
          </table:table-cell>
          <table:table-cell office:value-type="string">
            <text:p>SniffTest - Search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03</text:p>
          </table:table-cell>
          <table:table-cell office:value-type="string">
            <text:p>SniffTest - Search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04</text:p>
          </table:table-cell>
          <table:table-cell table:style-name="ce16" office:value-type="string">
            <text:p>SniffTest - Access Spac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Acces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04</text:p>
          </table:table-cell>
          <table:table-cell table:style-name="ce16" office:value-type="string">
            <text:p>SniffTest - Access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Acces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04</text:p>
          </table:table-cell>
          <table:table-cell table:style-name="ce16" office:value-type="string">
            <text:p>SniffTest - Access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Acces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SPC_05</text:p>
          </table:table-cell>
          <table:table-cell office:value-type="string">
            <text:p>SniffTest - Add Activity on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Activit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05</text:p>
          </table:table-cell>
          <table:table-cell office:value-type="string">
            <text:p>SniffTest - Add Activity on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Activit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05</text:p>
          </table:table-cell>
          <table:table-cell office:value-type="string">
            <text:p>SniffTest - Add Activity on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Activit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06</text:p>
          </table:table-cell>
          <table:table-cell table:style-name="ce16" office:value-type="string">
            <text:p>SniffTest - Actions on Space Activity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Activity 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06</text:p>
          </table:table-cell>
          <table:table-cell table:style-name="ce16" office:value-type="string">
            <text:p>SniffTest - Actions on Space Activit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Activity 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06</text:p>
          </table:table-cell>
          <table:table-cell table:style-name="ce16" office:value-type="string">
            <text:p>SniffTest - Actions on Space Activit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Activity 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SPC_07</text:p>
          </table:table-cell>
          <table:table-cell office:value-type="string">
            <text:p>SniffTest - Invite/Accept user to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Member/Invi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07</text:p>
          </table:table-cell>
          <table:table-cell office:value-type="string">
            <text:p>SniffTest - Invite/Accept user to Spac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Member/Invi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07</text:p>
          </table:table-cell>
          <table:table-cell office:value-type="string">
            <text:p>SniffTest - Invite/Accept user to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Member/Invi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08</text:p>
          </table:table-cell>
          <table:table-cell table:style-name="ce16" office:value-type="string">
            <text:p>SniffTest - Request/Accept user to Spac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Member/Reque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08</text:p>
          </table:table-cell>
          <table:table-cell table:style-name="ce16" office:value-type="string">
            <text:p>SniffTest - Request/Accept user to Spac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Member/Reque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08</text:p>
          </table:table-cell>
          <table:table-cell table:style-name="ce16" office:value-type="string">
            <text:p>SniffTest - Request/Accept user to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Member/Reque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SPC_09</text:p>
          </table:table-cell>
          <table:table-cell office:value-type="string">
            <text:p>SniffTest - Remove user from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Member/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09</text:p>
          </table:table-cell>
          <table:table-cell office:value-type="string">
            <text:p>SniffTest - Remove user from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Member/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09</text:p>
          </table:table-cell>
          <table:table-cell office:value-type="string">
            <text:p>SniffTest - Remove user from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Member/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10</text:p>
          </table:table-cell>
          <table:table-cell table:style-name="ce16" office:value-type="string">
            <text:p>SniffTest - Change member's role in Spac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Member/Change Ro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10</text:p>
          </table:table-cell>
          <table:table-cell table:style-name="ce16" office:value-type="string">
            <text:p>SniffTest - Change member's role in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Member/Change Ro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10</text:p>
          </table:table-cell>
          <table:table-cell table:style-name="ce16" office:value-type="string">
            <text:p>SniffTest - Change member's role in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Member/Change Ro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SPC_11</text:p>
          </table:table-cell>
          <table:table-cell office:value-type="string">
            <text:p>SniffTest - Add/Edit/Delete application on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Applica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11</text:p>
          </table:table-cell>
          <table:table-cell office:value-type="string">
            <text:p>SniffTest - Add/Edit/Delete application on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Applica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11</text:p>
          </table:table-cell>
          <table:table-cell office:value-type="string">
            <text:p>SniffTest - Add/Edit/Delete application on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Applica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12</text:p>
          </table:table-cell>
          <table:table-cell table:style-name="ce16" office:value-type="string">
            <text:p>SniffTest - Leave Spac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Lea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12</text:p>
          </table:table-cell>
          <table:table-cell table:style-name="ce16" office:value-type="string">
            <text:p>SniffTest - Leave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Lea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12</text:p>
          </table:table-cell>
          <table:table-cell table:style-name="ce16" office:value-type="string">
            <text:p>SniffTest - Leave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Lea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SPC_13</text:p>
          </table:table-cell>
          <table:table-cell office:value-type="string">
            <text:p>SniffTest - Manage Space Navigation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Manage navig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13</text:p>
          </table:table-cell>
          <table:table-cell office:value-type="string">
            <text:p>SniffTest - Manage Space Navigation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Manage navig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13</text:p>
          </table:table-cell>
          <table:table-cell office:value-type="string">
            <text:p>SniffTest - Manage Space Navigation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Manage navig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14</text:p>
          </table:table-cell>
          <table:table-cell table:style-name="ce16" office:value-type="string">
            <text:p>SniffTest - Check Invitation space lis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List/Invit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14</text:p>
          </table:table-cell>
          <table:table-cell table:style-name="ce16" office:value-type="string">
            <text:p>SniffTest - Check Invitation space list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List/Invit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14</text:p>
          </table:table-cell>
          <table:table-cell table:style-name="ce16" office:value-type="string">
            <text:p>SniffTest - Check Invitation space li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List/Invit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SPC_15</text:p>
          </table:table-cell>
          <table:table-cell office:value-type="string">
            <text:p>SniffTest - Check Pending space li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List/Pendin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15</text:p>
          </table:table-cell>
          <table:table-cell office:value-type="string">
            <text:p>SniffTest - Check Pending space lis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List/Pendin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15</text:p>
          </table:table-cell>
          <table:table-cell office:value-type="string">
            <text:p>SniffTest - Check Pending spac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List/Pendin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16</text:p>
          </table:table-cell>
          <table:table-cell table:style-name="ce16" office:value-type="string">
            <text:p>SniffTest - Check Public space lis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List/Public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16</text:p>
          </table:table-cell>
          <table:table-cell table:style-name="ce16" office:value-type="string">
            <text:p>SniffTest - Check Public space list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List/Public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16</text:p>
          </table:table-cell>
          <table:table-cell table:style-name="ce16" office:value-type="string">
            <text:p>SniffTest - Check Public space li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List/Public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WOS_01</text:p>
          </table:table-cell>
          <table:table-cell office:value-type="string">
            <text:p>SniffTest - Show Desktop Context Menu for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Webos\Application\Basic_Actions\Show_form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01</text:p>
          </table:table-cell>
          <table:table-cell office:value-type="string">
            <text:p>SniffTest - Show Desktop Context Menu form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Webos\Application\Basic_Actions\Show_form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01</text:p>
          </table:table-cell>
          <table:table-cell office:value-type="string">
            <text:p>SniffTest - Show Desktop Context Menu for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Webos\Application\Basic_Actions\Show_form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02</text:p>
          </table:table-cell>
          <table:table-cell table:style-name="ce16" office:value-type="string">
            <text:p>SniffTest - Add application on dockba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Webos\Application\Basic_Actions\Add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02</text:p>
          </table:table-cell>
          <table:table-cell table:style-name="ce16" office:value-type="string">
            <text:p>SniffTest - Add application on dockb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Webos\Application\Basic_Actions\Add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02</text:p>
          </table:table-cell>
          <table:table-cell table:style-name="ce16" office:value-type="string">
            <text:p>SniffTest - Add application on dockb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Webos\Application\Basic_Actions\Add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WOS_03</text:p>
          </table:table-cell>
          <table:table-cell office:value-type="string">
            <text:p>SniffTest - Add application by right clic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Webos\Application\Basic_Actions\Add by right cli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03</text:p>
          </table:table-cell>
          <table:table-cell office:value-type="string">
            <text:p>SniffTest - Add application by right clic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Webos\Application\Basic_Actions\Add by right cli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03</text:p>
          </table:table-cell>
          <table:table-cell office:value-type="string">
            <text:p>SniffTest - Add application by right clic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Webos\Application\Basic_Actions\Add by right cli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04</text:p>
          </table:table-cell>
          <table:table-cell table:style-name="ce16" office:value-type="string">
            <text:p>SniffTest - Check Close All Application by right click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Webos\Application\Basic_Actions\Close all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04</text:p>
          </table:table-cell>
          <table:table-cell table:style-name="ce16" office:value-type="string">
            <text:p>SniffTest - Check Close All Application by right click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Webos\Application\Basic_Actions\Close all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04</text:p>
          </table:table-cell>
          <table:table-cell table:style-name="ce16" office:value-type="string">
            <text:p>SniffTest - Check Close All Application by right click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Webos\Application\Basic_Actions\Close all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WOS_05</text:p>
          </table:table-cell>
          <table:table-cell office:value-type="string">
            <text:p>SniffTest - Check quit an application by select Quit on dockb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Webos\Application\Basic_Actions\Quit application on dockb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05</text:p>
          </table:table-cell>
          <table:table-cell office:value-type="string">
            <text:p>SniffTest - Check quit an application by select Quit on dockba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Webos\Application\Basic_Actions\Quit application on dockb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05</text:p>
          </table:table-cell>
          <table:table-cell office:value-type="string">
            <text:p>SniffTest - Check quit an application by select Quit on dockb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Webos\Application\Basic_Actions\Quit application on dockb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06</text:p>
          </table:table-cell>
          <table:table-cell table:style-name="ce16" office:value-type="string">
            <text:p>SniffTest - Check quit an application by click (x) at the right top of the application window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Webos\Application\Basic_Actions\Quit application by click at t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06</text:p>
          </table:table-cell>
          <table:table-cell table:style-name="ce16" office:value-type="string">
            <text:p>SniffTest - Check quit an application by click (x) at the right top of the application window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Webos\Application\Basic_Actions\Quit application by click at t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06</text:p>
          </table:table-cell>
          <table:table-cell table:style-name="ce16" office:value-type="string">
            <text:p>SniffTest - Check quit an application by click (x) at the right top of the application window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Webos\Application\Basic_Actions\Quit application by click at t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WOS_07</text:p>
          </table:table-cell>
          <table:table-cell office:value-type="string">
            <text:p>SniffTest - Check Remove an application by select Remove from dockb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Webos\Application\Basic_Actions\Remove application form dockb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07</text:p>
          </table:table-cell>
          <table:table-cell office:value-type="string">
            <text:p>SniffTest - Check Remove an application by select Remove from dockba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Webos\Application\Basic_Actions\Remove application form dockb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07</text:p>
          </table:table-cell>
          <table:table-cell office:value-type="string">
            <text:p>SniffTest - Check Remove an application by select Remove from dockb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Webos\Application\Basic_Actions\Remove application form dockb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08</text:p>
          </table:table-cell>
          <table:table-cell table:style-name="ce16" office:value-type="string">
            <text:p>SniffTest - Check status an application ( minimize/maximize/restore)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Webos\Application\Basic_Actions\Check statu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08</text:p>
          </table:table-cell>
          <table:table-cell table:style-name="ce16" office:value-type="string">
            <text:p>SniffTest - Check status an application ( minimize/maximize/restore)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Webos\Application\Basic_Actions\Check statu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08</text:p>
          </table:table-cell>
          <table:table-cell table:style-name="ce16" office:value-type="string">
            <text:p>SniffTest - Check status an application ( minimize/maximize/restor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Webos\Application\Basic_Actions\Check statu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WOS_09</text:p>
          </table:table-cell>
          <table:table-cell office:value-type="string">
            <text:p>SniffTest - Change Page titl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Webos\Application\Basic_Actions\Change page tit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09</text:p>
          </table:table-cell>
          <table:table-cell office:value-type="string">
            <text:p>SniffTest - Change Page titl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Webos\Application\Basic_Actions\Change page tit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09</text:p>
          </table:table-cell>
          <table:table-cell office:value-type="string">
            <text:p>SniffTest - Change Page tit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Webos\Application\Basic_Actions\Change page tit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10</text:p>
          </table:table-cell>
          <table:table-cell table:style-name="ce16" office:value-type="string">
            <text:p>SniffTest - Change background im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Change backgrou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10</text:p>
          </table:table-cell>
          <table:table-cell table:style-name="ce16" office:value-type="string">
            <text:p>SniffTest - Change background im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Change backgrou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10</text:p>
          </table:table-cell>
          <table:table-cell table:style-name="ce16" office:value-type="string">
            <text:p>SniffTest - Change background im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Change backgrou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WOS_11</text:p>
          </table:table-cell>
          <table:table-cell office:value-type="string">
            <text:p>SniffTest - Preview background im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Webos\Application\Basic_Actions\Preview backgroun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11</text:p>
          </table:table-cell>
          <table:table-cell office:value-type="string">
            <text:p>SniffTest - Preview background im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Webos\Application\Basic_Actions\Preview backgroun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11</text:p>
          </table:table-cell>
          <table:table-cell office:value-type="string">
            <text:p>SniffTest - Preview background image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Webos\Application\Basic_Actions\Preview backgroun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12</text:p>
          </table:table-cell>
          <table:table-cell table:style-name="ce16" office:value-type="string">
            <text:p>SniffTest - Check when choose default background im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Default backgrou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12</text:p>
          </table:table-cell>
          <table:table-cell table:style-name="ce16" office:value-type="string">
            <text:p>SniffTest - Check when choose default background im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Default backgrou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12</text:p>
          </table:table-cell>
          <table:table-cell table:style-name="ce16" office:value-type="string">
            <text:p>SniffTest - Check when choose default background im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Default backgrou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WOS_13</text:p>
          </table:table-cell>
          <table:table-cell office:value-type="string">
            <text:p>SniffTest - Upload im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Webos\Application\Basic_Actions\Upload im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13</text:p>
          </table:table-cell>
          <table:table-cell office:value-type="string">
            <text:p>SniffTest - Upload im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Webos\Application\Basic_Actions\Upload im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13</text:p>
          </table:table-cell>
          <table:table-cell office:value-type="string">
            <text:p>SniffTest - Upload im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Webos\Application\Basic_Actions\Upload im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14</text:p>
          </table:table-cell>
          <table:table-cell table:style-name="ce16" office:value-type="string">
            <text:p>SniffTest - Upload more image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Upload mor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14</text:p>
          </table:table-cell>
          <table:table-cell table:style-name="ce16" office:value-type="string">
            <text:p>SniffTest - Upload more image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Upload mor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14</text:p>
          </table:table-cell>
          <table:table-cell table:style-name="ce16" office:value-type="string">
            <text:p>SniffTest - Upload more image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Upload mor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WOS_15</text:p>
          </table:table-cell>
          <table:table-cell office:value-type="string">
            <text:p>SniffTest - Upload image over 2MB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Webos\Application\Basic_Actions\Upload over 2MB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15</text:p>
          </table:table-cell>
          <table:table-cell office:value-type="string">
            <text:p>SniffTest - Upload image over 2MB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Webos\Application\Basic_Actions\Upload over 2MB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15</text:p>
          </table:table-cell>
          <table:table-cell office:value-type="string">
            <text:p>SniffTest - Upload image over 2MB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Webos\Application\Basic_Actions\Upload over 2MB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16</text:p>
          </table:table-cell>
          <table:table-cell table:style-name="ce16" office:value-type="string">
            <text:p>SniffTest - Delete background with confirma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Delete backgrou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16</text:p>
          </table:table-cell>
          <table:table-cell table:style-name="ce16" office:value-type="string">
            <text:p>SniffTest - Delete background with confirma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Delete backgrou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16</text:p>
          </table:table-cell>
          <table:table-cell table:style-name="ce16" office:value-type="string">
            <text:p>SniffTest - Delete background with confirm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Delete backgrou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WOS_17</text:p>
          </table:table-cell>
          <table:table-cell office:value-type="string">
            <text:p>SniffTest - Check delete all backgroun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Webos\Application\Basic_Actions\Delete al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17</text:p>
          </table:table-cell>
          <table:table-cell office:value-type="string">
            <text:p>SniffTest - Check delete all backgroun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Webos\Application\Basic_Actions\Delete al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17</text:p>
          </table:table-cell>
          <table:table-cell office:value-type="string">
            <text:p>SniffTest - Check delete all background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Webos\Application\Basic_Actions\Delete al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18</text:p>
          </table:table-cell>
          <table:table-cell table:style-name="ce16" office:value-type="string">
            <text:p>SniffTest - Show/Hide applic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Show Hide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18</text:p>
          </table:table-cell>
          <table:table-cell table:style-name="ce16" office:value-type="string">
            <text:p>SniffTest - Show/Hide applic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Show Hide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18</text:p>
          </table:table-cell>
          <table:table-cell table:style-name="ce16" office:value-type="string">
            <text:p>SniffTest - Show/Hide applic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Show Hide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WOS_19</text:p>
          </table:table-cell>
          <table:table-cell office:value-type="string">
            <text:p>SniffTest - Check Refresh func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Webos\Application\Basic_Actions\Refres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19</text:p>
          </table:table-cell>
          <table:table-cell office:value-type="string">
            <text:p>SniffTest - Check Refresh func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Webos\Application\Basic_Actions\Refres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19</text:p>
          </table:table-cell>
          <table:table-cell office:value-type="string">
            <text:p>SniffTest - Check Refresh fun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Webos\Application\Basic_Actions\Refres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_CS_CA_EVENT_06</text:p>
          </table:table-cell>
          <table:table-cell table:style-name="ce16" office:value-type="string">
            <text:p>SniffTest - Manage Even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 office:value-type="string">
            <text:p>CS\Calendar\Manage Ev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_CS_CA_EVENT_06</text:p>
          </table:table-cell>
          <table:table-cell table:style-name="ce16" office:value-type="string">
            <text:p>SniffTest - Manage Event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 office:value-type="string">
            <text:p>CS\Calendar\Manage Ev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_CS_CA_EVENT_06</text:p>
          </table:table-cell>
          <table:table-cell table:style-name="ce16" office:value-type="string">
            <text:p>SniffTest - Manage Ev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 office:value-type="string">
            <text:p>CS\Calendar\Manage Event</text:p>
          </table:table-cell>
          <table:table-cell table:style-name="ce16" table:number-columns-repeated="5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27/04/2012</text:date>, <text:time>09:3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7T09:34:44.31</dc:date>
    <meta:editing-duration>PT2H17M35S</meta:editing-duration>
    <meta:editing-cycles>19</meta:editing-cycles>
    <meta:generator>OpenOffice.org/3.3$Win32 OpenOffice.org_project/330m20$Build-9567</meta:generator>
    <meta:document-statistic meta:table-count="2" meta:cell-count="5305" meta:object-count="0"/>
    <meta:user-defined meta:name="Info 1"/>
    <meta:user-defined meta:name="Info 2"/>
    <meta:user-defined meta:name="Info 3"/>
    <meta:user-defined meta:name="Info 4"/>
  </office:meta>
</office:document-meta>
</file>